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serif" svg:font-family="serif"/>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3" svg:font-family="'Open Sans'" style:font-adornments="Regular" style:font-family-generic="swiss"/>
    <style:font-face style:name="Oxygen Mono" svg:font-family="'Oxygen Mono'" style:font-pitch="fixed"/>
    <style:font-face style:name="Source Code Pro" svg:font-family="'Source Code Pro'" style:font-adornments="Regular" style:font-pitch="fixed"/>
    <style:font-face style:name="Courier New" svg:font-family="'Courier New'" style:font-family-generic="modern" style:font-pitch="fixed"/>
    <style:font-face style:name="Open Sans4" svg:font-family="'Open Sans'" style:font-adornments="Regular" style:font-pitch="variable"/>
    <style:font-face style:name="Liberation Serif" svg:font-family="'Liberation Serif'" style:font-family-generic="roman"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list-style-name="L6">
      <style:paragraph-properties fo:text-align="justify" style:justify-single-word="false"/>
      <style:text-properties officeooo:paragraph-rsid="00b7aeb7"/>
    </style:style>
    <style:style style:name="P3" style:family="paragraph" style:parent-style-name="Standard" style:list-style-name="L6">
      <style:paragraph-properties fo:text-align="justify" style:justify-single-word="false"/>
      <style:text-properties officeooo:paragraph-rsid="00b7df30"/>
    </style:style>
    <style:style style:name="P4" style:family="paragraph" style:parent-style-name="Standard">
      <style:paragraph-properties fo:text-align="justify" style:justify-single-word="false"/>
      <style:text-properties officeooo:rsid="00b7df30" officeooo:paragraph-rsid="00b7df30"/>
    </style:style>
    <style:style style:name="P5" style:family="paragraph" style:parent-style-name="Standard">
      <style:paragraph-properties fo:text-align="justify" style:justify-single-word="false"/>
      <style:text-properties officeooo:rsid="00b7df30" officeooo:paragraph-rsid="00bb43fd"/>
    </style:style>
    <style:style style:name="P6" style:family="paragraph" style:parent-style-name="Standard">
      <style:paragraph-properties fo:text-align="justify" style:justify-single-word="false"/>
      <style:text-properties officeooo:rsid="00b8ed56" officeooo:paragraph-rsid="00b8ed56"/>
    </style:style>
    <style:style style:name="P7" style:family="paragraph" style:parent-style-name="Standard">
      <style:paragraph-properties fo:text-align="justify" style:justify-single-word="false"/>
      <style:text-properties officeooo:rsid="00bb43fd" officeooo:paragraph-rsid="00bb43fd"/>
    </style:style>
    <style:style style:name="P8" style:family="paragraph" style:parent-style-name="Standard">
      <style:paragraph-properties fo:text-align="justify" style:justify-single-word="false"/>
      <style:text-properties fo:font-style="italic" officeooo:rsid="00bb43fd" officeooo:paragraph-rsid="00bb43fd" style:font-style-asian="italic" style:font-style-complex="italic"/>
    </style:style>
    <style:style style:name="P9" style:family="paragraph" style:parent-style-name="Heading_20_3">
      <style:text-properties officeooo:rsid="00ad2878" officeooo:paragraph-rsid="00ad2878"/>
    </style:style>
    <style:style style:name="P10" style:family="paragraph" style:parent-style-name="Heading_20_3">
      <style:text-properties officeooo:rsid="00ae2535" officeooo:paragraph-rsid="00ae2535"/>
    </style:style>
    <style:style style:name="P11" style:family="paragraph" style:parent-style-name="Heading_20_3">
      <style:text-properties officeooo:rsid="00b20a2a" officeooo:paragraph-rsid="00b20a2a"/>
    </style:style>
    <style:style style:name="P12" style:family="paragraph" style:parent-style-name="Heading_20_3">
      <style:text-properties officeooo:rsid="00c34ed5" officeooo:paragraph-rsid="00c34ed5"/>
    </style:style>
    <style:style style:name="P13" style:family="paragraph" style:parent-style-name="Text_20_body">
      <style:text-properties officeooo:paragraph-rsid="009f1aaa"/>
    </style:style>
    <style:style style:name="P14" style:family="paragraph" style:parent-style-name="Text_20_body">
      <style:text-properties officeooo:rsid="00a7bffb" officeooo:paragraph-rsid="00a7bffb"/>
    </style:style>
    <style:style style:name="P15" style:family="paragraph" style:parent-style-name="Text_20_body">
      <style:text-properties officeooo:rsid="00a7bffb" officeooo:paragraph-rsid="00bbfd23"/>
    </style:style>
    <style:style style:name="P16" style:family="paragraph" style:parent-style-name="Text_20_body" style:list-style-name="L7">
      <style:text-properties officeooo:rsid="00a7bffb" officeooo:paragraph-rsid="00a7bffb"/>
    </style:style>
    <style:style style:name="P17" style:family="paragraph" style:parent-style-name="Text_20_body" style:list-style-name="L7">
      <style:text-properties officeooo:rsid="00a7bffb" officeooo:paragraph-rsid="00c34ed5"/>
    </style:style>
    <style:style style:name="P18" style:family="paragraph" style:parent-style-name="Text_20_body">
      <style:text-properties officeooo:rsid="00aabd6f" officeooo:paragraph-rsid="00aabd6f"/>
    </style:style>
    <style:style style:name="P19" style:family="paragraph" style:parent-style-name="Text_20_body" style:list-style-name="L3">
      <style:text-properties officeooo:rsid="00ac50b4" officeooo:paragraph-rsid="00ac50b4"/>
    </style:style>
    <style:style style:name="P20" style:family="paragraph" style:parent-style-name="Text_20_body">
      <style:text-properties officeooo:rsid="00ad2878" officeooo:paragraph-rsid="00ad2878"/>
    </style:style>
    <style:style style:name="P21" style:family="paragraph" style:parent-style-name="Text_20_body" style:list-style-name="L4">
      <style:text-properties officeooo:rsid="00ad2878" officeooo:paragraph-rsid="00ad2878"/>
    </style:style>
    <style:style style:name="P22" style:family="paragraph" style:parent-style-name="Text_20_body" style:list-style-name="L5">
      <style:text-properties officeooo:rsid="00ad2878" officeooo:paragraph-rsid="00ad2878"/>
    </style:style>
    <style:style style:name="P23" style:family="paragraph" style:parent-style-name="Text_20_body">
      <style:text-properties officeooo:paragraph-rsid="00ae2535"/>
    </style:style>
    <style:style style:name="P24" style:family="paragraph" style:parent-style-name="Text_20_body">
      <style:text-properties officeooo:paragraph-rsid="00aef20a"/>
    </style:style>
    <style:style style:name="P25" style:family="paragraph" style:parent-style-name="Text_20_body">
      <style:text-properties officeooo:rsid="00aef20a" officeooo:paragraph-rsid="00aef20a"/>
    </style:style>
    <style:style style:name="P26" style:family="paragraph" style:parent-style-name="Text_20_body">
      <style:text-properties officeooo:rsid="00b20a2a" officeooo:paragraph-rsid="00b20a2a"/>
    </style:style>
    <style:style style:name="P27" style:family="paragraph" style:parent-style-name="Text_20_body" style:list-style-name="L6">
      <style:text-properties fo:font-weight="bold" officeooo:rsid="00b71375" officeooo:paragraph-rsid="00b71375" style:font-weight-asian="bold" style:font-weight-complex="bold"/>
    </style:style>
    <style:style style:name="P28" style:family="paragraph" style:parent-style-name="Text_20_body">
      <style:text-properties officeooo:rsid="00b5af01" officeooo:paragraph-rsid="00b5af01"/>
    </style:style>
    <style:style style:name="P29" style:family="paragraph" style:parent-style-name="Text_20_body">
      <style:text-properties officeooo:rsid="00b71375" officeooo:paragraph-rsid="00b71375"/>
    </style:style>
    <style:style style:name="P30" style:family="paragraph" style:parent-style-name="Text_20_body">
      <style:text-properties officeooo:rsid="00b8ed56" officeooo:paragraph-rsid="00b8ed56"/>
    </style:style>
    <style:style style:name="P31" style:family="paragraph" style:parent-style-name="Text_20_body">
      <style:text-properties officeooo:rsid="00b91278" officeooo:paragraph-rsid="00b91278"/>
    </style:style>
    <style:style style:name="P32" style:family="paragraph" style:parent-style-name="Text_20_body">
      <style:text-properties officeooo:paragraph-rsid="00bee7f4"/>
    </style:style>
    <style:style style:name="P33" style:family="paragraph" style:parent-style-name="Text_20_body">
      <style:text-properties officeooo:rsid="00c0744d" officeooo:paragraph-rsid="00c0744d"/>
    </style:style>
    <style:style style:name="P34" style:family="paragraph" style:parent-style-name="Text_20_body">
      <style:text-properties officeooo:paragraph-rsid="00c1b124"/>
    </style:style>
    <style:style style:name="P35" style:family="paragraph" style:parent-style-name="Text_20_body">
      <style:text-properties fo:font-style="italic" officeooo:rsid="00a7bffb" officeooo:paragraph-rsid="00a7bffb" style:font-style-asian="italic" style:font-style-complex="italic"/>
    </style:style>
    <style:style style:name="P36" style:family="paragraph" style:parent-style-name="Text_20_body">
      <style:text-properties officeooo:rsid="00c34ed5" officeooo:paragraph-rsid="00c34ed5"/>
    </style:style>
    <style:style style:name="P37" style:family="paragraph" style:parent-style-name="Text_20_body">
      <style:text-properties officeooo:rsid="00c5079a" officeooo:paragraph-rsid="00c5079a"/>
    </style:style>
    <style:style style:name="P38" style:family="paragraph" style:parent-style-name="Text_20_body">
      <style:text-properties officeooo:rsid="00c5079a" officeooo:paragraph-rsid="00c51981"/>
    </style:style>
    <style:style style:name="P39" style:family="paragraph" style:parent-style-name="Text_20_body">
      <style:text-properties officeooo:paragraph-rsid="00c51981"/>
    </style:style>
    <style:style style:name="P40" style:family="paragraph" style:parent-style-name="Text_20_body">
      <style:text-properties officeooo:rsid="00c839a1" officeooo:paragraph-rsid="00c839a1"/>
    </style:style>
    <style:style style:name="P41" style:family="paragraph" style:parent-style-name="Text_20_body">
      <style:text-properties officeooo:rsid="00c8c2ff" officeooo:paragraph-rsid="00c8c2ff"/>
    </style:style>
    <style:style style:name="P42" style:family="paragraph" style:parent-style-name="Text_20_body">
      <style:text-properties officeooo:rsid="00caa790" officeooo:paragraph-rsid="00caa790"/>
    </style:style>
    <style:style style:name="P43" style:family="paragraph" style:parent-style-name="Text_20_body" style:list-style-name="L1">
      <style:paragraph-properties fo:margin-top="0in" fo:margin-bottom="0.0575in" loext:contextual-spacing="false"/>
      <style:text-properties officeooo:paragraph-rsid="009f1aaa"/>
    </style:style>
    <style:style style:name="P44" style:family="paragraph" style:parent-style-name="Text_20_body">
      <style:paragraph-properties fo:margin-top="0in" fo:margin-bottom="0.0575in" loext:contextual-spacing="false"/>
      <style:text-properties officeooo:paragraph-rsid="009f1aaa"/>
    </style:style>
    <style:style style:name="P45" style:family="paragraph" style:parent-style-name="Text_20_body">
      <style:paragraph-properties fo:break-before="page"/>
    </style:style>
    <style:style style:name="P46" style:family="paragraph" style:parent-style-name="Text_20_body">
      <style:paragraph-properties fo:margin-top="0in" fo:margin-bottom="0in" loext:contextual-spacing="false" style:writing-mode="page"/>
      <style:text-properties officeooo:rsid="00aef20a" officeooo:paragraph-rsid="00aef20a"/>
    </style:style>
    <style:style style:name="P47" style:family="paragraph" style:parent-style-name="Text_20_body">
      <style:paragraph-properties fo:margin-top="0.1in" fo:margin-bottom="0.1in" loext:contextual-spacing="false" style:writing-mode="page"/>
      <style:text-properties officeooo:rsid="00aef20a" officeooo:paragraph-rsid="00b0adf9"/>
    </style:style>
    <style:style style:name="P48" style:family="paragraph" style:parent-style-name="Text_20_body">
      <style:paragraph-properties fo:margin-top="0.1in" fo:margin-bottom="0.1in" loext:contextual-spacing="false" style:writing-mode="page"/>
      <style:text-properties officeooo:rsid="00a302c8" officeooo:paragraph-rsid="00b0adf9"/>
    </style:style>
    <style:style style:name="P49" style:family="paragraph" style:parent-style-name="Heading_20_4">
      <style:text-properties officeooo:paragraph-rsid="00b515e2"/>
    </style:style>
    <style:style style:name="P50" style:family="paragraph" style:parent-style-name="Heading_20_4">
      <style:text-properties officeooo:rsid="00c1b124" officeooo:paragraph-rsid="00c1b124"/>
    </style:style>
    <style:style style:name="P51" style:family="paragraph" style:parent-style-name="Contents_20_1">
      <style:paragraph-properties>
        <style:tab-stops>
          <style:tab-stop style:position="6.6929in" style:type="right"/>
        </style:tab-stops>
      </style:paragraph-properties>
    </style:style>
    <style:style style:name="P52" style:family="paragraph" style:parent-style-name="Heading_20_5">
      <style:text-properties officeooo:paragraph-rsid="00b8ed56"/>
    </style:style>
    <style:style style:name="P53" style:family="paragraph" style:parent-style-name="Heading_20_5">
      <style:text-properties officeooo:rsid="00b8ed56" officeooo:paragraph-rsid="00b8ed56"/>
    </style:style>
    <style:style style:name="P54" style:family="paragraph" style:parent-style-name="Heading_20_5">
      <style:text-properties officeooo:rsid="00b91278" officeooo:paragraph-rsid="00b91278"/>
    </style:style>
    <style:style style:name="P55" style:family="paragraph" style:parent-style-name="Heading_20_5">
      <style:text-properties officeooo:rsid="00c0744d" officeooo:paragraph-rsid="00c0744d"/>
    </style:style>
    <style:style style:name="P56" style:family="paragraph" style:parent-style-name="Heading_20_5">
      <style:text-properties officeooo:paragraph-rsid="00c1b124"/>
    </style:style>
    <style:style style:name="P57" style:family="paragraph" style:parent-style-name="Heading_20_1">
      <style:paragraph-properties fo:text-align="center" style:justify-single-word="false"/>
    </style:style>
    <style:style style:name="P58" style:family="paragraph" style:parent-style-name="Heading_20_2">
      <style:text-properties officeooo:paragraph-rsid="009f1aaa"/>
    </style:style>
    <style:style style:name="P59" style:family="paragraph" style:parent-style-name="Heading_20_2">
      <style:text-properties officeooo:rsid="00a302c8" officeooo:paragraph-rsid="00a302c8"/>
    </style:style>
    <style:style style:name="P60" style:family="paragraph" style:parent-style-name="Heading_20_2">
      <style:text-properties officeooo:rsid="00aabd6f" officeooo:paragraph-rsid="00aabd6f"/>
    </style:style>
    <style:style style:name="P61" style:family="paragraph" style:parent-style-name="Heading_20_2">
      <style:text-properties officeooo:rsid="00c5079a" officeooo:paragraph-rsid="00c5079a"/>
    </style:style>
    <style:style style:name="P62" style:family="paragraph" style:parent-style-name="Heading_20_2">
      <style:text-properties officeooo:rsid="00c839a1" officeooo:paragraph-rsid="00c839a1"/>
    </style:style>
    <style:style style:name="P63" style:family="paragraph" style:parent-style-name="Heading_20_2">
      <style:paragraph-properties fo:break-before="page"/>
      <style:text-properties officeooo:rsid="00aabd6f" officeooo:paragraph-rsid="00aabd6f"/>
    </style:style>
    <style:style style:name="P64" style:family="paragraph" style:parent-style-name="Contents_20_2">
      <style:paragraph-properties>
        <style:tab-stops>
          <style:tab-stop style:position="6.4965in" style:type="right"/>
        </style:tab-stops>
      </style:paragraph-properties>
    </style:style>
    <style:style style:name="P65" style:family="paragraph" style:parent-style-name="Contents_20_3">
      <style:paragraph-properties>
        <style:tab-stops>
          <style:tab-stop style:position="6.3in" style:type="right"/>
        </style:tab-stops>
      </style:paragraph-properties>
    </style:style>
    <style:style style:name="P66" style:family="paragraph" style:parent-style-name="Code_20_Example">
      <style:text-properties officeooo:rsid="00b20a2a" officeooo:paragraph-rsid="00b20a2a"/>
    </style:style>
    <style:style style:name="P67" style:family="paragraph" style:parent-style-name="Code_20_Example">
      <style:text-properties officeooo:rsid="00b5af01" officeooo:paragraph-rsid="00b5af01"/>
    </style:style>
    <style:style style:name="P68" style:family="paragraph" style:parent-style-name="Code_20_Example">
      <style:paragraph-properties fo:text-align="start" style:justify-single-word="false"/>
      <style:text-properties officeooo:paragraph-rsid="00b91278"/>
    </style:style>
    <style:style style:name="P69" style:family="paragraph" style:parent-style-name="Code_20_Example">
      <style:text-properties officeooo:rsid="00c5079a" officeooo:paragraph-rsid="00c5079a"/>
    </style:style>
    <style:style style:name="P70" style:family="paragraph" style:parent-style-name="Code_20_Example">
      <style:text-properties officeooo:rsid="00c8c2ff" officeooo:paragraph-rsid="00c8c2ff"/>
    </style:style>
    <style:style style:name="P71" style:family="paragraph" style:parent-style-name="Footnote">
      <style:text-properties officeooo:paragraph-rsid="0081478c"/>
    </style:style>
    <style:style style:name="P72" style:family="paragraph" style:parent-style-name="Footnote">
      <style:text-properties officeooo:rsid="00a07226" officeooo:paragraph-rsid="00a07226"/>
    </style:style>
    <style:style style:name="P73" style:family="paragraph" style:parent-style-name="Contents_20_4">
      <style:paragraph-properties>
        <style:tab-stops>
          <style:tab-stop style:position="6.1035in" style:type="right"/>
        </style:tab-stops>
      </style:paragraph-properties>
    </style:style>
    <style:style style:name="P74" style:family="paragraph" style:parent-style-name="Contents_20_5">
      <style:paragraph-properties>
        <style:tab-stops>
          <style:tab-stop style:position="5.9071in" style:type="right"/>
        </style:tab-stops>
      </style:paragraph-properties>
    </style:style>
    <style:style style:name="T1" style:family="text">
      <style:text-properties style:text-position="super 58%"/>
    </style:style>
    <style:style style:name="T2" style:family="text">
      <style:text-properties style:text-position="super 58%" officeooo:rsid="009f1aaa"/>
    </style:style>
    <style:style style:name="T3" style:family="text">
      <style:text-properties style:text-position="super 58%" style:font-name="Open Sans"/>
    </style:style>
    <style:style style:name="T4" style:family="text">
      <style:text-properties style:text-position="super 58%" fo:font-weight="normal" style:font-weight-asian="normal" style:font-weight-complex="normal"/>
    </style:style>
    <style:style style:name="T5" style:family="text">
      <style:text-properties style:text-position="super 58%" fo:font-weight="normal" officeooo:rsid="00b7df30" style:font-weight-asian="normal" style:font-weight-complex="normal"/>
    </style:style>
    <style:style style:name="T6" style:family="text">
      <style:text-properties style:text-position="super 58%" officeooo:rsid="00c51981"/>
    </style:style>
    <style:style style:name="T7" style:family="text">
      <style:text-properties style:text-position="0% 100%"/>
    </style:style>
    <style:style style:name="T8" style:family="text">
      <style:text-properties style:text-position="0% 100%" fo:font-style="italic" fo:font-weight="normal" style:font-style-asian="italic" style:font-weight-asian="normal" style:font-style-complex="italic" style:font-weight-complex="normal"/>
    </style:style>
    <style:style style:name="T9" style:family="text">
      <style:text-properties style:text-position="0% 100%" officeooo:rsid="009f1aaa"/>
    </style:style>
    <style:style style:name="T10" style:family="text">
      <style:text-properties style:text-position="0% 100%" fo:font-weight="normal" style:font-weight-asian="normal" style:font-weight-complex="normal"/>
    </style:style>
    <style:style style:name="T11" style:family="text">
      <style:text-properties style:text-position="0% 100%" fo:font-weight="normal" officeooo:rsid="00b7df30" style:font-weight-asian="normal" style:font-weight-complex="normal"/>
    </style:style>
    <style:style style:name="T12" style:family="text">
      <style:text-properties style:text-position="0% 100%" fo:font-weight="normal" officeooo:rsid="00b8ed56" style:font-weight-asian="normal" style:font-weight-complex="normal"/>
    </style:style>
    <style:style style:name="T13" style:family="text">
      <style:text-properties style:text-position="0% 100%" fo:font-weight="normal" officeooo:rsid="00a7bffb" style:font-weight-asian="normal" style:font-weight-complex="normal"/>
    </style:style>
    <style:style style:name="T14" style:family="text">
      <style:text-properties style:text-position="0% 100%" fo:font-weight="normal" officeooo:rsid="00b96613" style:font-weight-asian="normal" style:font-weight-complex="normal"/>
    </style:style>
    <style:style style:name="T15" style:family="text">
      <style:text-properties style:text-position="0% 100%" fo:font-weight="bold" style:font-weight-asian="bold" style:font-weight-complex="bold"/>
    </style:style>
    <style:style style:name="T16" style:family="text">
      <style:text-properties style:text-position="0% 100%" officeooo:rsid="00c51981"/>
    </style:style>
    <style:style style:name="T17" style:family="text">
      <style:text-properties fo:font-style="italic" style:font-style-asian="italic" style:font-style-complex="italic"/>
    </style:style>
    <style:style style:name="T18" style:family="text">
      <style:text-properties fo:font-style="italic" officeooo:rsid="00ae2535" style:font-style-asian="italic" style:font-style-complex="italic"/>
    </style:style>
    <style:style style:name="T19" style:family="text">
      <style:text-properties fo:font-style="italic" officeooo:rsid="00aef20a" style:font-style-asian="italic" style:font-style-complex="italic"/>
    </style:style>
    <style:style style:name="T20" style:family="text">
      <style:text-properties fo:font-style="italic" officeooo:rsid="00a7bffb" style:font-style-asian="italic" style:font-style-complex="italic"/>
    </style:style>
    <style:style style:name="T21" style:family="text">
      <style:text-properties fo:font-style="italic" officeooo:rsid="00c0744d" style:font-style-asian="italic" style:font-style-complex="italic"/>
    </style:style>
    <style:style style:name="T22" style:family="text">
      <style:text-properties fo:font-style="italic" officeooo:rsid="00c1b124"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b0adf9" style:font-style-asian="italic" style:font-weight-asian="normal" style:font-style-complex="italic" style:font-weight-complex="normal"/>
    </style:style>
    <style:style style:name="T26" style:family="text">
      <style:text-properties fo:color="#000000" fo:background-color="#ffffff" loext:char-shading-value="0"/>
    </style:style>
    <style:style style:name="T27" style:family="text">
      <style:text-properties fo:color="#000000" style:font-name="monospace" fo:background-color="#ffffff" loext:char-shading-value="0"/>
    </style:style>
    <style:style style:name="T28" style:family="text">
      <style:text-properties style:font-name="monospace"/>
    </style:style>
    <style:style style:name="T29" style:family="text">
      <style:text-properties style:font-name="monospace" fo:font-weight="bold" style:font-weight-asian="bold" style:font-weight-complex="bold"/>
    </style:style>
    <style:style style:name="T30" style:family="text">
      <style:text-properties officeooo:rsid="00662b4f"/>
    </style:style>
    <style:style style:name="T31" style:family="text">
      <style:text-properties fo:font-style="normal" style:font-style-asian="normal" style:font-style-complex="normal"/>
    </style:style>
    <style:style style:name="T32" style:family="text">
      <style:text-properties fo:font-style="normal" officeooo:rsid="00aef20a" style:font-style-asian="normal" style:font-style-complex="normal"/>
    </style:style>
    <style:style style:name="T33" style:family="text">
      <style:text-properties fo:font-style="normal" officeooo:rsid="00ae2535" style:font-style-asian="normal" style:font-style-complex="normal"/>
    </style:style>
    <style:style style:name="T34" style:family="text">
      <style:text-properties fo:font-style="normal" officeooo:rsid="00c0744d" style:font-style-asian="normal" style:font-style-complex="normal"/>
    </style:style>
    <style:style style:name="T35" style:family="text">
      <style:text-properties fo:font-style="normal" fo:font-weight="normal" officeooo:rsid="00b0adf9" style:font-style-asian="normal" style:font-weight-asian="normal" style:font-style-complex="normal" style:font-weight-complex="normal"/>
    </style:style>
    <style:style style:name="T36" style:family="text">
      <style:text-properties fo:font-style="normal" fo:font-weight="normal" officeooo:rsid="00ae2535" style:font-style-asian="normal" style:font-weight-asian="normal" style:font-style-complex="normal" style:font-weight-complex="normal"/>
    </style:style>
    <style:style style:name="T37" style:family="text">
      <style:text-properties fo:font-style="normal" fo:font-weight="normal" officeooo:rsid="00b0f620" style:font-style-asian="normal" style:font-weight-asian="normal" style:font-style-complex="normal" style:font-weight-complex="normal"/>
    </style:style>
    <style:style style:name="T38" style:family="text">
      <style:text-properties fo:font-style="normal" fo:font-weight="normal" officeooo:rsid="00b20a2a" style:font-style-asian="normal" style:font-weight-asian="normal" style:font-style-complex="normal" style:font-weight-complex="normal"/>
    </style:style>
    <style:style style:name="T39" style:family="text">
      <style:text-properties officeooo:rsid="007f6397"/>
    </style:style>
    <style:style style:name="T40" style:family="text">
      <style:text-properties officeooo:rsid="0081478c"/>
    </style:style>
    <style:style style:name="T41" style:family="text">
      <style:text-properties officeooo:rsid="009f1aaa"/>
    </style:style>
    <style:style style:name="T42" style:family="text">
      <style:text-properties officeooo:rsid="00a7bffb"/>
    </style:style>
    <style:style style:name="T43" style:family="text">
      <style:text-properties officeooo:rsid="00aabd6f"/>
    </style:style>
    <style:style style:name="T44" style:family="text">
      <style:text-properties officeooo:rsid="00ac50b4"/>
    </style:style>
    <style:style style:name="T45" style:family="text">
      <style:text-properties officeooo:rsid="00ad2878"/>
    </style:style>
    <style:style style:name="T46" style:family="text">
      <style:text-properties fo:font-weight="bold" style:font-weight-asian="bold" style:font-weight-complex="bold"/>
    </style:style>
    <style:style style:name="T47" style:family="text">
      <style:text-properties fo:font-weight="bold" officeooo:rsid="00a7bffb" style:font-weight-asian="bold" style:font-weight-complex="bold"/>
    </style:style>
    <style:style style:name="T48" style:family="text">
      <style:text-properties fo:font-weight="bold" officeooo:rsid="00b7aeb7" style:font-weight-asian="bold" style:font-weight-complex="bold"/>
    </style:style>
    <style:style style:name="T49" style:family="text">
      <style:text-properties fo:font-weight="bold" officeooo:rsid="00b91278" style:font-weight-asian="bold" style:font-weight-complex="bold"/>
    </style:style>
    <style:style style:name="T50" style:family="text">
      <style:text-properties style:font-name="Open Sans3"/>
    </style:style>
    <style:style style:name="T51" style:family="text">
      <style:text-properties style:font-name="Open Sans3" officeooo:rsid="00ae2535"/>
    </style:style>
    <style:style style:name="T52" style:family="text">
      <style:text-properties style:font-name="Open Sans3" fo:font-style="normal" officeooo:rsid="00ae2535" style:font-style-asian="normal" style:font-style-complex="normal"/>
    </style:style>
    <style:style style:name="T53" style:family="text">
      <style:text-properties style:font-name="Open Sans3" fo:font-style="normal" fo:font-weight="normal" officeooo:rsid="00ae2535" style:font-style-asian="normal" style:font-weight-asian="normal" style:font-style-complex="normal" style:font-weight-complex="normal"/>
    </style:style>
    <style:style style:name="T54" style:family="text">
      <style:text-properties style:font-name="Open Sans3" fo:font-weight="normal" style:font-weight-asian="normal" style:font-weight-complex="normal"/>
    </style:style>
    <style:style style:name="T55" style:family="text">
      <style:text-properties style:font-name="Open Sans3" fo:font-weight="normal" officeooo:rsid="00ae2535" style:font-weight-asian="normal" style:font-weight-complex="normal"/>
    </style:style>
    <style:style style:name="T56" style:family="text">
      <style:text-properties style:font-name="Open Sans3" fo:font-weight="normal" officeooo:rsid="00b71375" style:font-weight-asian="normal" style:font-weight-complex="normal"/>
    </style:style>
    <style:style style:name="T57" style:family="text">
      <style:text-properties style:font-name="Open Sans3" fo:font-weight="normal" officeooo:rsid="00c51981" style:font-weight-asian="normal" style:font-weight-complex="normal"/>
    </style:style>
    <style:style style:name="T58" style:family="text">
      <style:text-properties style:font-name="Open Sans3" officeooo:rsid="00a7bffb"/>
    </style:style>
    <style:style style:name="T59" style:family="text">
      <style:text-properties style:font-name="Open Sans3" officeooo:rsid="00b7aeb7"/>
    </style:style>
    <style:style style:name="T60" style:family="text">
      <style:text-properties style:font-name="Open Sans3" officeooo:rsid="00c34ed5"/>
    </style:style>
    <style:style style:name="T61" style:family="text">
      <style:text-properties style:font-name="Open Sans"/>
    </style:style>
    <style:style style:name="T62" style:family="text">
      <style:text-properties style:font-name="Open Sans" officeooo:rsid="00c34ed5"/>
    </style:style>
    <style:style style:name="T63" style:family="text">
      <style:text-properties officeooo:rsid="00ae2535"/>
    </style:style>
    <style:style style:name="T64" style:family="text">
      <style:text-properties fo:font-weight="normal" style:font-weight-asian="normal" style:font-weight-complex="normal"/>
    </style:style>
    <style:style style:name="T65" style:family="text">
      <style:text-properties fo:font-weight="normal" officeooo:rsid="00ae2535" style:font-weight-asian="normal" style:font-weight-complex="normal"/>
    </style:style>
    <style:style style:name="T66" style:family="text">
      <style:text-properties fo:font-weight="normal" officeooo:rsid="00b0adf9" style:font-weight-asian="normal" style:font-weight-complex="normal"/>
    </style:style>
    <style:style style:name="T67" style:family="text">
      <style:text-properties fo:font-weight="normal" officeooo:rsid="00b0ecf5" style:font-weight-asian="normal" style:font-weight-complex="normal"/>
    </style:style>
    <style:style style:name="T68" style:family="text">
      <style:text-properties fo:font-weight="normal" officeooo:rsid="00b0f620" style:font-weight-asian="normal" style:font-weight-complex="normal"/>
    </style:style>
    <style:style style:name="T69" style:family="text">
      <style:text-properties fo:font-weight="normal" officeooo:rsid="00a7bffb" style:font-weight-asian="normal" style:font-weight-complex="normal"/>
    </style:style>
    <style:style style:name="T70" style:family="text">
      <style:text-properties fo:font-weight="normal" officeooo:rsid="00b7aeb7" style:font-weight-asian="normal" style:font-weight-complex="normal"/>
    </style:style>
    <style:style style:name="T71" style:family="text">
      <style:text-properties fo:font-weight="normal" officeooo:rsid="00b7df30" style:font-weight-asian="normal" style:font-weight-complex="normal"/>
    </style:style>
    <style:style style:name="T72" style:family="text">
      <style:text-properties fo:font-weight="normal" officeooo:rsid="00b91278" style:font-weight-asian="normal" style:font-weight-complex="normal"/>
    </style:style>
    <style:style style:name="T73" style:family="text">
      <style:text-properties fo:font-weight="normal" officeooo:rsid="00c51981" style:font-weight-asian="normal" style:font-weight-complex="normal"/>
    </style:style>
    <style:style style:name="T74" style:family="text">
      <style:text-properties officeooo:rsid="00b0adf9"/>
    </style:style>
    <style:style style:name="T75" style:family="text">
      <style:text-properties officeooo:rsid="00b38a3d"/>
    </style:style>
    <style:style style:name="T76" style:family="text">
      <style:text-properties officeooo:rsid="00b515e2"/>
    </style:style>
    <style:style style:name="T77" style:family="text">
      <style:text-properties officeooo:rsid="00b5af01"/>
    </style:style>
    <style:style style:name="T78" style:family="text">
      <style:text-properties officeooo:rsid="00b71375"/>
    </style:style>
    <style:style style:name="T79" style:family="text">
      <style:text-properties officeooo:rsid="00b7aeb7"/>
    </style:style>
    <style:style style:name="T80" style:family="text">
      <style:text-properties officeooo:rsid="00b7df30"/>
    </style:style>
    <style:style style:name="T81" style:family="text">
      <style:text-properties officeooo:rsid="00b8ed56"/>
    </style:style>
    <style:style style:name="T82" style:family="text">
      <style:text-properties officeooo:rsid="00b91278"/>
    </style:style>
    <style:style style:name="T83" style:family="text">
      <style:text-properties officeooo:rsid="00bb43fd"/>
    </style:style>
    <style:style style:name="T84" style:family="text">
      <style:text-properties officeooo:rsid="00bd80cc"/>
    </style:style>
    <style:style style:name="T85" style:family="text">
      <style:text-properties officeooo:rsid="00bee7f4"/>
    </style:style>
    <style:style style:name="T86" style:family="text">
      <style:text-properties officeooo:rsid="00c0744d"/>
    </style:style>
    <style:style style:name="T87" style:family="text">
      <style:text-properties officeooo:rsid="00c1b124"/>
    </style:style>
    <style:style style:name="T88" style:family="text">
      <style:text-properties officeooo:rsid="00c34ed5"/>
    </style:style>
    <style:style style:name="T89" style:family="text">
      <style:text-properties officeooo:rsid="00c51981"/>
    </style:style>
    <style:style style:name="T90" style:family="text">
      <style:text-properties officeooo:rsid="00c65ca5"/>
    </style:style>
    <style:style style:name="T91" style:family="text">
      <style:text-properties officeooo:rsid="00c8c2ff"/>
    </style:style>
    <style:style style:name="T92" style:family="text">
      <style:text-properties officeooo:rsid="00c98c06"/>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text:bookmark-start text:name="__RefHeading___Toc5742_1980146352"/>D3Q<text:line-break/>User <text:span text:style-name="T41">M</text:span>anual and <text:span text:style-name="T41">Q</text:span>uick <text:span text:style-name="T41">R</text:span>eference<text:bookmark-end text:name="__RefHeading___Toc5742_1980146352"/></text:h>
      <text:h text:style-name="P58" text:outline-level="2"><text:bookmark-start text:name="__RefHeading___Toc5744_1980146352"/>Foreword<text:bookmark-end text:name="__RefHeading___Toc5744_1980146352"/></text:h>
      <text:p text:style-name="P13">The thermal2 suite of codes has been written starting in 201<text:span text:style-name="T41">0</text:span> by Lorenzo Paulatto<text:note text:id="ftn0" text:note-class="footnote"><text:note-citation>1</text:note-citation><text:note-body><text:p text:style-name="P71"><text:span text:style-name="T40">IMPMC – </text:span>UMR 7590 – <text:span text:style-name="T40">Université Pierre et Marie Curie, Paris 6 / CNRS / IRD / MNHN</text:span></text:p></text:note-body></text:note> , Michele Lazzeri<text:span text:style-name="T1"><text:note-ref text:note-class="footnote" text:reference-format="text" text:ref-name="ftn0">1</text:note-ref></text:span><text:span text:style-name="T1">,</text:span><text:span text:style-name="T1"><text:note-ref text:note-class="footnote" text:reference-format="text" text:ref-name="ftn1">2</text:note-ref></text:span><text:span text:style-name="T7"> </text:span><text:span text:style-name="T9">and Tobias Wassmann</text:span><text:span text:style-name="T2"><text:note-ref text:note-class="footnote" text:reference-format="text" text:ref-name="ftn0">1</text:note-ref></text:span><text:span text:style-name="T9">. It is based on a previous less-general code developed by Michele Lazzeri and Stefano de Gironcoli</text:span><text:span text:style-name="T9"><text:note text:id="ftn1" text:note-class="footnote"><text:note-citation>2</text:note-citation><text:note-body><text:p text:style-name="P72">Scuola Internazionale Superiore di Studi Avanzati</text:p></text:note-body></text:note></text:span><text:span text:style-name="T9"> which has been distributed with the Quantum-ESPRESSO suite of codes.</text:span></text:p>
      <text:h text:style-name="P58" text:outline-level="2"><text:bookmark-start text:name="__RefHeading___Toc982_1286936116"/>Copyright<text:bookmark-end text:name="__RefHeading___Toc982_1286936116"/></text:h>
      <text:p text:style-name="P13">All the files are provided under the GPL <text:span text:style-name="T39">license</text:span>, v2 or <text:span text:style-name="T41">newer; it is compiled and linked as a part of the Quantum-ESPRESSO distribution, although it is distributed separately and maintained independently.</text:span></text:p>
      <text:h text:style-name="P58" text:outline-level="2"><text:bookmark-start text:name="__RefHeading___Toc984_1286936116"/>Citing<text:bookmark-end text:name="__RefHeading___Toc984_1286936116"/></text:h>
      <text:p text:style-name="P13">We would greatly appreciate if when using the <text:span text:style-name="T41">d3q code </text:span>you cite the following papers where the underlying theory is described in detail:</text:p>
      <text:list xml:id="list7280011087831649123" text:style-name="L1">
        <text:list-item>
          <text:p text:style-name="P43"><text:span text:style-name="T41">M. Lazzeri, S. de Gironcoli, Phys. Rev. Lett. 81, 2096 (1998)</text:span></text:p>
        </text:list-item>
        <text:list-item>
          <text:p text:style-name="P43"><text:span text:style-name="T41">L.</text:span> Paulatto, <text:span text:style-name="T30">F. </text:span>Mauri, and <text:span text:style-name="T30">M. </text:span>Lazzeri, <text:s/>Phys. Rev. B 87, 214303 (2013)</text:p>
        </text:list-item>
        <text:list-item>
          <text:p text:style-name="P43"><text:span text:style-name="T30">G. </text:span>Fugallo, <text:span text:style-name="T30">M. </text:span>Lazzeri, <text:span text:style-name="T30">L. </text:span>Paulatto, and <text:span text:style-name="T30">F. </text:span>Mauri", Phys. Rev. B 88, 045430 (2013)</text:p>
        </text:list-item>
      </text:list>
      <text:p text:style-name="Text_20_body"/>
      <text:p text:style-name="P4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1"><text:a xlink:type="simple" xlink:href="#__RefHeading___Toc5742_1980146352" text:style-name="Index_20_Link" text:visited-style-name="Index_20_Link">D3Q User Manual and Quick Reference<text:tab/>1</text:a></text:p>
          <text:p text:style-name="P64"><text:a xlink:type="simple" xlink:href="#__RefHeading___Toc5744_1980146352" text:style-name="Index_20_Link" text:visited-style-name="Index_20_Link">Foreword<text:tab/>1</text:a></text:p>
          <text:p text:style-name="P64"><text:a xlink:type="simple" xlink:href="#__RefHeading___Toc982_1286936116" text:style-name="Index_20_Link" text:visited-style-name="Index_20_Link">Copyright<text:tab/>1</text:a></text:p>
          <text:p text:style-name="P64"><text:a xlink:type="simple" xlink:href="#__RefHeading___Toc984_1286936116" text:style-name="Index_20_Link" text:visited-style-name="Index_20_Link">Citing<text:tab/>1</text:a></text:p>
          <text:p text:style-name="P64"><text:a xlink:type="simple" xlink:href="#__RefHeading___Toc6338_1980146352" text:style-name="Index_20_Link" text:visited-style-name="Index_20_Link">Capabilities of the d3q code<text:tab/>3</text:a></text:p>
          <text:p text:style-name="P64"><text:a xlink:type="simple" xlink:href="#__RefHeading___Toc6340_1980146352" text:style-name="Index_20_Link" text:visited-style-name="Index_20_Link">Preparing a D3Q calculation<text:tab/>4</text:a></text:p>
          <text:p text:style-name="P65"><text:a xlink:type="simple" xlink:href="#__RefHeading___Toc6342_1980146352" text:style-name="Index_20_Link" text:visited-style-name="Index_20_Link">Running the pw.x calculation<text:tab/>4</text:a></text:p>
          <text:p text:style-name="P65"><text:a xlink:type="simple" xlink:href="#__RefHeading___Toc6344_1980146352" text:style-name="Index_20_Link" text:visited-style-name="Index_20_Link">Running the ph.x calculation<text:tab/>4</text:a></text:p>
          <text:p text:style-name="P65"><text:a xlink:type="simple" xlink:href="#__RefHeading___Toc6346_1980146352" text:style-name="Index_20_Link" text:visited-style-name="Index_20_Link">Example pw.x and ph.x input files<text:tab/>5</text:a></text:p>
          <text:p text:style-name="P73"><text:a xlink:type="simple" xlink:href="#__RefHeading___Toc6348_1980146352" text:style-name="Index_20_Link" text:visited-style-name="Index_20_Link">Input of pw.x<text:tab/>5</text:a></text:p>
          <text:p text:style-name="P73"><text:a xlink:type="simple" xlink:href="#__RefHeading___Toc6350_1980146352" text:style-name="Index_20_Link" text:visited-style-name="Index_20_Link">Input of ph.x<text:tab/>5</text:a></text:p>
          <text:p text:style-name="P64"><text:a xlink:type="simple" xlink:href="#__RefHeading___Toc5746_1980146352" text:style-name="Index_20_Link" text:visited-style-name="Index_20_Link">D3Q Input File<text:tab/>6</text:a></text:p>
          <text:p text:style-name="P65"><text:a xlink:type="simple" xlink:href="#__RefHeading___Toc6352_1980146352" text:style-name="Index_20_Link" text:visited-style-name="Index_20_Link">&amp;inputd3q namelist<text:tab/>6</text:a></text:p>
          <text:p text:style-name="P74"><text:a xlink:type="simple" xlink:href="#__RefHeading___Toc6354_1980146352" text:style-name="Index_20_Link" text:visited-style-name="Index_20_Link">mode (CHARACTER, default: "single")<text:tab/>6</text:a></text:p>
          <text:p text:style-name="P74"><text:a xlink:type="simple" xlink:href="#__RefHeading___Toc6356_1980146352" text:style-name="Index_20_Link" text:visited-style-name="Index_20_Link">prefix (CHARACTER, no default)<text:tab/>7</text:a></text:p>
          <text:p text:style-name="P74"><text:a xlink:type="simple" xlink:href="#__RefHeading___Toc6358_1980146352" text:style-name="Index_20_Link" text:visited-style-name="Index_20_Link">outdir (CHARACTER, default $ESPRESSO_TMPDIR)<text:tab/>7</text:a></text:p>
          <text:p text:style-name="P74"><text:a xlink:type="simple" xlink:href="#__RefHeading___Toc6360_1980146352" text:style-name="Index_20_Link" text:visited-style-name="Index_20_Link">d3dir (CHARACTER, default outdir, or $ESPRESSO_D3DIR)<text:tab/>7</text:a></text:p>
          <text:p text:style-name="P74"><text:a xlink:type="simple" xlink:href="#__RefHeading___Toc6362_1980146352" text:style-name="Index_20_Link" text:visited-style-name="Index_20_Link">fildrho_dir (CHARACTER, default outdir, or $ESPRESSO_FILDRHO_DIR)<text:tab/>7</text:a></text:p>
          <text:p text:style-name="P74"><text:a xlink:type="simple" xlink:href="#__RefHeading___Toc6364_1980146352" text:style-name="Index_20_Link" text:visited-style-name="Index_20_Link">fild3dyn (CHARACTER, default: "anh")<text:tab/>7</text:a></text:p>
          <text:p text:style-name="P74"><text:a xlink:type="simple" xlink:href="#__RefHeading___Toc6366_1980146352" text:style-name="Index_20_Link" text:visited-style-name="Index_20_Link">ethr_ph (REAL, default: 1.d-8)<text:tab/>8</text:a></text:p>
          <text:p text:style-name="P74"><text:a xlink:type="simple" xlink:href="#__RefHeading___Toc6368_1980146352" text:style-name="Index_20_Link" text:visited-style-name="Index_20_Link">amass (REAL, array, default: same as pw.x)<text:tab/>8</text:a></text:p>
          <text:p text:style-name="P74"><text:a xlink:type="simple" xlink:href="#__RefHeading___Toc6370_1980146352" text:style-name="Index_20_Link" text:visited-style-name="Index_20_Link">fildrho (CHARACTER, default: "drho")<text:tab/>8</text:a></text:p>
          <text:p text:style-name="P74"><text:a xlink:type="simple" xlink:href="#__RefHeading___Toc6372_1980146352" text:style-name="Index_20_Link" text:visited-style-name="Index_20_Link">first, last (INTEGER, default: 1, 0)<text:tab/>8</text:a></text:p>
          <text:p text:style-name="P74"><text:a xlink:type="simple" xlink:href="#__RefHeading___Toc6374_1980146352" text:style-name="Index_20_Link" text:visited-style-name="Index_20_Link">offset, step (INTEGER, default: 0, 1)<text:tab/>8</text:a></text:p>
          <text:p text:style-name="P74"><text:a xlink:type="simple" xlink:href="#__RefHeading___Toc6376_1980146352" text:style-name="Index_20_Link" text:visited-style-name="Index_20_Link">restart (LOGICAL, default: .true.)<text:tab/>8</text:a></text:p>
          <text:p text:style-name="P74"><text:a xlink:type="simple" xlink:href="#__RefHeading___Toc6378_1980146352" text:style-name="Index_20_Link" text:visited-style-name="Index_20_Link">max_seconds (no default, in seconds) max_time (format hh.mmss)<text:tab/>9</text:a></text:p>
          <text:p text:style-name="P74"><text:a xlink:type="simple" xlink:href="#__RefHeading___Toc6380_1980146352" text:style-name="Index_20_Link" text:visited-style-name="Index_20_Link">nk1, nk2, nk3 (3x INTEGER, default: same as pw.x) k1, k2, k3 (3x INTEGER, default: same as pw.x) degauss (REAL, default: same as pw.x)<text:tab/>9</text:a></text:p>
          <text:p text:style-name="P74"><text:a xlink:type="simple" xlink:href="#__RefHeading___Toc6382_1980146352" text:style-name="Index_20_Link" text:visited-style-name="Index_20_Link">print_star (LOGICAL, default: .true.) print_perm (LOGICAL, default: .false.) print_trev (LOGICAL, default: .false.<text:tab/>9</text:a></text:p>
          <text:p text:style-name="P74"><text:a xlink:type="simple" xlink:href="#__RefHeading___Toc6384_1980146352" text:style-name="Index_20_Link" text:visited-style-name="Index_20_Link">safe_io (LOGICAL, default: .false.)<text:tab/>9</text:a></text:p>
          <text:p text:style-name="P73"><text:a xlink:type="simple" xlink:href="#__RefHeading___Toc6386_1980146352" text:style-name="Index_20_Link" text:visited-style-name="Index_20_Link">GRID and QPOINTS<text:tab/>9</text:a></text:p>
          <text:p text:style-name="P65"><text:a xlink:type="simple" xlink:href="#__RefHeading___Toc6388_1980146352" text:style-name="Index_20_Link" text:visited-style-name="Index_20_Link">&amp;d3_debug namelist<text:tab/>10</text:a></text:p>
          <text:p text:style-name="P64"><text:a xlink:type="simple" xlink:href="#__RefHeading___Toc6390_1980146352" text:style-name="Index_20_Link" text:visited-style-name="Index_20_Link">Running D3Q<text:tab/>11</text:a></text:p>
          <text:p text:style-name="P64"><text:a xlink:type="simple" xlink:href="#__RefHeading___Toc6392_1980146352" text:style-name="Index_20_Link" text:visited-style-name="Index_20_Link">Output format<text:tab/>11</text:a></text:p>
        </text:index-body>
      </text:table-of-content>
      <text:p text:style-name="P44"/>
      <text:h text:style-name="P63" text:outline-level="2"><text:bookmark-start text:name="__RefHeading___Toc6338_1980146352"/>Capabilities of the d3q code<text:bookmark-end text:name="__RefHeading___Toc6338_1980146352"/></text:h>
      <text:p text:style-name="P18">The d3q code computes the third derivative of the Density Functional Theory ground-state energy with respect to three harmonic perturbations, identified by their wavevectors q<text:span text:style-name="Large_20_Subscript">1</text:span>, q<text:span text:style-name="Large_20_Subscript">2</text:span> <text:span text:style-name="T44">a</text:span>nd q<text:span text:style-name="Large_20_Subscript">3</text:span>=-q<text:span text:style-name="Large_20_Subscript">1</text:span>-q<text:span text:style-name="Large_20_Subscript">2</text:span>. <text:span text:style-name="T44">The code can use a certain number of methods:</text:span></text:p>
      <text:list xml:id="list8164116665344022296" text:style-name="L3">
        <text:list-item>
          <text:p text:style-name="P19">Norm Conserving pseudopotentials</text:p>
        </text:list-item>
        <text:list-item>
          <text:p text:style-name="P19">Local Density Approximation (LDA) and Generalized Gradient Approximation (GGA) functionals, <text:span text:style-name="T45">the latter is less thoroughly tested than the former</text:span></text:p>
        </text:list-item>
        <text:list-item>
          <text:p text:style-name="P19">Insulators and Metals (i.e. partial occupation of the electronic bands)</text:p>
        </text:list-item>
      </text:list>
      <text:p text:style-name="P20">On the other hand, the codes <text:span text:style-name="T46">does not implements</text:span> the following features:</text:p>
      <text:list xml:id="list552141580138213349" text:style-name="L4">
        <text:list-item>
          <text:p text:style-name="P21">Ultrasoft pseudopotentials and PAW datasets</text:p>
        </text:list-item>
        <text:list-item>
          <text:p text:style-name="P21">Advanced functionals, e.g. meta-GGA, Grimme vdW corrections and non-local vdW functionals</text:p>
        </text:list-item>
        <text:list-item>
          <text:p text:style-name="P21">Hybrid functionals</text:p>
        </text:list-item>
        <text:list-item>
          <text:p text:style-name="P21">LDA+U, or self-interaction correction</text:p>
        </text:list-item>
        <text:list-item>
          <text:p text:style-name="P21">External electric field, via Berry phase or with a sawtooth potential</text:p>
        </text:list-item>
        <text:list-item>
          <text:p text:style-name="P21">spin-polarized systems</text:p>
        </text:list-item>
        <text:list-item>
          <text:p text:style-name="P21">non-collinear spin and spin-orbit interaction</text:p>
        </text:list-item>
      </text:list>
      <text:p text:style-name="P20"><text:span text:style-name="T23">Please be aware of these limitations!</text:span> Adding any of these features would take a huge amount of work for developing the theory, implementing the code and validating the results. There is very little chance that we will implement any of them (perhaps with the exception of spin-polarized systems) in the near future. On the other hand, if you are willing to provide a consequent amount of workforce, we are available to provide as much assistance as possible.</text:p>
      <text:p text:style-name="P20">In most cases, we have have been able to obtain meaningful results despite these limitation, sometimes combining phonons computed with more advanced methods with 3<text:span text:style-name="T1">rd</text:span> order calculation computed on the same systems but with a simpler method, assuming that more advanced correction would not affect the 3<text:span text:style-name="T1">rd</text:span> order too much. If you want to take this approach we recommend that you validate the assumption on a simpler test, where the entire calculation can be performed with the methods available in d3q.x.</text:p>
      <text:h text:style-name="P62" text:outline-level="2"><text:soft-page-break/>Compiling the code</text:h>
      <text:p text:style-name="P40">The d3q.x code is distributed in a package bundled with the thermal2 codes for computing phonon-phonon interactions. The package has to be decompressed inside the main directory of a Quantum-ESPRESSO source distribution (which is usually called espresso-X.Y.Z, where X, Y and Z identify the version). Please be <text:span text:style-name="T91">aware that each release of the D3Q code is developed and tested on top of a specific version of Quantum-ESPRESSO and it will probably not work on any other version: Take care to choose the correct package.</text:span></text:p>
      <text:p text:style-name="P41">In order to decompress the package move inside the espresso-X.Y.Z directory and issue the command</text:p>
      <text:p text:style-name="P70">tar xzvf /where/it/is/d3q+thermal2-espX.Y.Z.tgz</text:p>
      <text:p text:style-name="P41">then move to the D3Q directory and type "make" to compile the code. D3Q will use the same compilation parameters as Quantum-ESPRESSO, as specified in the <text:span text:style-name="T92">file </text:span>make.sys (or make.inc, depending on the version) <text:span text:style-name="T92">generated by the configure script of QE</text:span>.</text:p>
      <text:p text:style-name="P42">The make command will build both the D3Q code and the thermal2 codes.</text:p>
      <text:h text:style-name="P60" text:outline-level="2"><text:bookmark-start text:name="__RefHeading___Toc6340_1980146352"/><text:span text:style-name="T77">Preparing</text:span> a D3<text:span text:style-name="T77">Q</text:span> calculation<text:bookmark-end text:name="__RefHeading___Toc6340_1980146352"/></text:h>
      <text:p text:style-name="P18">The d3q.x code works in combination with the ph.x code from the Quantum-ESPRESSO distribution, which in turn has to be run on top of a total energy calculation performed with the pw.x code. <text:span text:style-name="T45">As it is impractical to store the wavefunctions and the wavefunction perturbations, the d3q code recomputes them from the ground-state charge density (produced by pw.x) and its variation with respect to a harmonic phonon perturbation (computed by ph.x). The latter is, per default, not stored to disk, here we will see the correct workflow to prepare all the quantities required for a d3q calculation.</text:span></text:p>
      <text:h text:style-name="P9" text:outline-level="3"><text:bookmark-start text:name="__RefHeading___Toc6342_1980146352"/>Running the pw.x calculation<text:bookmark-end text:name="__RefHeading___Toc6342_1980146352"/></text:h>
      <text:p text:style-name="P20">There is no specific keyword for the pw.x calculation, just a couple of notes:</text:p>
      <text:list xml:id="list7824660826067915132" text:style-name="L5">
        <text:list-item>
          <text:p text:style-name="P22">Be sure to use a very tight value for conv_thr, we recommend 1.d-9 or smaller, down to 1.d-12. It is important to start from a ground-state solution which is as close as possible to the variational minimum in order to ensure that the assumptions of the perturbation theory hold</text:p>
        </text:list-item>
        <text:list-item>
          <text:p text:style-name="P22">Check the convergence of the plane-wave kinetic energy cutoff (ecutwfc) against a phonon calculation, not just the total energy. For example, you can check the convergence of the optical modes at <text:span text:style-name="T50">Γ</text:span><text:span text:style-name="T61"> = (0,0,0), which is rather inexpensive, down to 0.1 cm</text:span><text:span text:style-name="T3">-1</text:span><text:span text:style-name="T61">. Phonon calculation can converge much slower than the total energy, especially when using GGA functionals.</text:span></text:p>
        </text:list-item>
      </text:list>
      <text:h text:style-name="P10" text:outline-level="3"><text:bookmark-start text:name="__RefHeading___Toc6344_1980146352"/><text:soft-page-break/>Running the ph.x calculation<text:bookmark-end text:name="__RefHeading___Toc6344_1980146352"/></text:h>
      <text:p text:style-name="P24"><text:span text:style-name="T63">Per default, the ph.x code does not save the variation of the charge density (</text:span><text:span text:style-name="T51">δ</text:span><text:span text:style-name="T63">n) to a file. In order to save it you can use the fildrho="</text:span><text:span text:style-name="T18">filename</text:span><text:span text:style-name="T63">" keyword in the &amp;inputph namelist of phonon, which will store <text:s text:c="2"/></text:span><text:span text:style-name="T51">δ</text:span><text:span text:style-name="T63">n to </text:span><text:span text:style-name="T19">filename</text:span><text:span text:style-name="T32"> in the outdir directory. This can be sufficient, but note that it cannot be used when doing a phonon dispersion calculation, as the </text:span><text:span text:style-name="T52">δ</text:span><text:span text:style-name="T33">n </text:span><text:span text:style-name="T32">of different q-points would overwrite each other.</text:span></text:p>
      <text:p text:style-name="P23"><text:span text:style-name="T63">Furthermore, if you are doing a phonon dispersion calculation on a regular grid, only the points in the irreducible wedge of the Brillouin zone will be computed explicitly, while the others are obtained using symmetry. However, when d3q.x computes a regular grid of (q</text:span><text:span text:style-name="Large_20_Subscript"><text:span text:style-name="T43">1</text:span></text:span><text:span text:style-name="T43">, q</text:span><text:span text:style-name="Large_20_Subscript"><text:span text:style-name="T43">2</text:span></text:span><text:span text:style-name="T43">, q</text:span><text:span text:style-name="Large_20_Subscript"><text:span text:style-name="T43">3</text:span></text:span><text:span text:style-name="T63">) triplets only q</text:span><text:span text:style-name="Large_20_Subscript"><text:span text:style-name="T63">1</text:span></text:span><text:span text:style-name="T63"> can be in the irreducible wedge: q</text:span><text:span text:style-name="Large_20_Subscript"><text:span text:style-name="T63">2</text:span></text:span><text:span text:style-name="T63"> will span all the grid and q</text:span><text:span text:style-name="Large_20_Subscript"><text:span text:style-name="T63">3</text:span></text:span><text:span text:style-name="T63"> may not even be in the grid at all!</text:span></text:p>
      <text:p text:style-name="P25">In order to solve these two problems, you have to add the drho_star keywords to the &amp;inputph namelist , with the followin<text:span text:style-name="T74">g</text:span> syntax:</text:p>
      <text:p text:style-name="P46">drho_star%open = <text:span text:style-name="T46">.true.</text:span></text:p>
      <text:p text:style-name="P46">drho_star%dir <text:s/>= "<text:span text:style-name="T17">directory_name</text:span>"</text:p>
      <text:p text:style-name="P46">drho_star%ext <text:s/>= "<text:span text:style-name="T17">file_name</text:span>"</text:p>
      <text:p text:style-name="P47"><text:span text:style-name="T64">Which will use symmetry to rotate </text:span><text:span text:style-name="T55">δ</text:span><text:span text:style-name="T65">n</text:span><text:span text:style-name="T64"> from the irreducible wedge to all the q-points in the regular grid; </text:span><text:span text:style-name="T55">δ</text:span><text:span text:style-name="T65">n </text:span><text:span text:style-name="T64">will be saved to a different file for each q-point, </text:span><text:span text:style-name="T66">in the directory </text:span><text:span text:style-name="T24">drho_star%dir</text:span><text:span text:style-name="T64">. We refer you to the phonon documentation for mode details about these variables.</text:span></text:p>
      <text:p text:style-name="P48"><text:span text:style-name="T64"/></text:p>
      <text:p text:style-name="P47"><text:span text:style-name="T66">All this </text:span><text:span text:style-name="T67">mechanism</text:span><text:span text:style-name="T66"> is </text:span><text:span text:style-name="T67">performed </text:span><text:span text:style-name="T66">automatically by the code: you do not need to worry about the details. </text:span><text:span text:style-name="T68">H</text:span><text:span text:style-name="T66">owever, if you are interested,</text:span><text:span text:style-name="T64"> the file name</text:span><text:span text:style-name="T68">s</text:span><text:span text:style-name="T64"> will be </text:span><text:span text:style-name="T24">prefix.drho_star%ext.</text:span><text:span text:style-name="T25">qpoint1</text:span><text:span text:style-name="T35">. Where </text:span><text:span text:style-name="T25">prefix</text:span><text:span text:style-name="T35"> and </text:span><text:span text:style-name="T25">drho_star%ext are </text:span><text:span text:style-name="T35">the values of the corresponding variables the input of ph.x, and </text:span><text:span text:style-name="T25">qpoint1</text:span><text:span text:style-name="T35"> is an automatically generated extension which depend on the fractional coordinates of the q-point. In addition to each </text:span><text:span text:style-name="T53">δ</text:span><text:span text:style-name="T36">n </text:span><text:span text:style-name="T35">file, there will be a file with the ".pat" extension which contains the phonon </text:span><text:span text:style-name="T37">polarizations</text:span><text:span text:style-name="T35"> (</text:span><text:span text:style-name="T37">also known as</text:span><text:span text:style-name="T35"> patterns </text:span><text:span text:style-name="T37">or eigenvectors</text:span><text:span text:style-name="T35">). Furthermore, the code will generate an index file called </text:span><text:span text:style-name="T24">prefix.drho_star%ext.</text:span><text:span text:style-name="T35">dfile_dir which contains a list of the q-points; this index will be used by d3q.x to find the </text:span><text:span text:style-name="T53">δ</text:span><text:span text:style-name="T36">n </text:span><text:span text:style-name="T35">it needs: </text:span><text:span text:style-name="T38">if you are moving these files, </text:span><text:span text:style-name="T35">do not forget to copy it along with the rest.</text:span></text:p>
      <text:h text:style-name="P11" text:outline-level="3"><text:bookmark-start text:name="__RefHeading___Toc6346_1980146352"/>Example pw.x and ph.x input files<text:bookmark-end text:name="__RefHeading___Toc6346_1980146352"/></text:h>
      <text:p text:style-name="P26">These are two minimalistic input files for pw.x and ph.x <text:span text:style-name="T76">for a crystal of Silicon, </text:span>which will allow you to proceed with a d3q.x calculation.</text:p>
      <text:h text:style-name="P49" text:outline-level="4"><text:bookmark-start text:name="__RefHeading___Toc6348_1980146352"/><text:span text:style-name="T75">Input of </text:span>pw.x<text:bookmark-end text:name="__RefHeading___Toc6348_1980146352"/></text:h>
      <text:p text:style-name="Code_20_Example"><text:s/>&amp;control</text:p>
      <text:p text:style-name="Code_20_Example"><text:s text:c="4"/>calculation='scf'</text:p>
      <text:p text:style-name="Code_20_Example"><text:s text:c="4"/>prefix='silicon',</text:p>
      <text:p text:style-name="Code_20_Example"><text:s text:c="4"/>pseudo_dir = '../',</text:p>
      <text:p text:style-name="Code_20_Example"><text:soft-page-break/><text:s text:c="4"/>outdir='/tmp'</text:p>
      <text:p text:style-name="Code_20_Example"><text:s/>/</text:p>
      <text:p text:style-name="Code_20_Example"><text:s/>&amp;system</text:p>
      <text:p text:style-name="Code_20_Example"><text:s text:c="4"/>ibrav= <text:s/>2,</text:p>
      <text:p text:style-name="Code_20_Example"><text:s text:c="4"/>celldm(1) = 10.20</text:p>
      <text:p text:style-name="Code_20_Example"><text:s text:c="4"/>nat= <text:s/>2,</text:p>
      <text:p text:style-name="Code_20_Example"><text:s text:c="4"/>ntyp= 1,</text:p>
      <text:p text:style-name="Code_20_Example"><text:s text:c="4"/>ecutwfc = 24</text:p>
      <text:p text:style-name="Code_20_Example"><text:s/>/</text:p>
      <text:p text:style-name="Code_20_Example"><text:s/>&amp;electrons</text:p>
      <text:p text:style-name="Code_20_Example"><text:s text:c="4"/>conv_thr = <text:s/>1.0d-12</text:p>
      <text:p text:style-name="Code_20_Example"><text:s/>/</text:p>
      <text:p text:style-name="Code_20_Example">ATOMIC_SPECIES</text:p>
      <text:p text:style-name="Code_20_Example"><text:s/>Si <text:s/>0.0 <text:s/>Si.pz-rrkj.UPF</text:p>
      <text:p text:style-name="Code_20_Example">ATOMIC_POSITIONS</text:p>
      <text:p text:style-name="Code_20_Example"><text:s/>Si 0.00 0.00 0.00</text:p>
      <text:p text:style-name="Code_20_Example"><text:s/>Si 0.25 0.25 0.25</text:p>
      <text:p text:style-name="Code_20_Example">K_POINTS AUTOMATIC</text:p>
      <text:p text:style-name="Code_20_Example"><text:s/>4 4 4 <text:s/>0 0 0</text:p>
      <text:h text:style-name="Heading_20_4" text:outline-level="4"><text:bookmark-start text:name="__RefHeading___Toc6350_1980146352"/><text:span text:style-name="T75">Input of </text:span>ph.x<text:bookmark-end text:name="__RefHeading___Toc6350_1980146352"/></text:h>
      <text:p text:style-name="P66">phonon_disp_of_silicon</text:p>
      <text:p text:style-name="Code_20_Example"><text:s/>&amp;inputph</text:p>
      <text:p text:style-name="Code_20_Example"><text:s text:c="3"/>outdir='/tmp',</text:p>
      <text:p text:style-name="Code_20_Example"><text:s text:c="3"/>prefix='silicon',</text:p>
      <text:p text:style-name="Code_20_Example"><text:s text:c="3"/>ldisp=.true.</text:p>
      <text:p text:style-name="Code_20_Example"><text:s text:c="3"/>nq1=4, <text:s text:c="2"/>nq2=4, <text:s text:c="2"/>nq3=4,</text:p>
      <text:p text:style-name="Code_20_Example"><text:s text:c="3"/>tr2_ph=1.0d-16,</text:p>
      <text:p text:style-name="Code_20_Example"><text:s text:c="4"/>drho_star%open = .true.</text:p>
      <text:p text:style-name="Code_20_Example"><text:s text:c="4"/>drho_star%ext <text:s/>= 'drho',</text:p>
      <text:p text:style-name="Code_20_Example"><text:s text:c="4"/>drho_star%dir <text:s/>= './FILDRHO'</text:p>
      <text:p text:style-name="Code_20_Example"><text:s/>/</text:p>
      <text:h text:style-name="P59" text:outline-level="2"><text:bookmark-start text:name="__RefHeading___Toc5746_1980146352"/><text:span text:style-name="T77">D3Q Input File</text:span><text:bookmark-end text:name="__RefHeading___Toc5746_1980146352"/></text:h>
      <text:p text:style-name="P28">The d3q.x code reads its input from a file, and a few environment variables. If a parameter is specified both in the input file and in a variable, it is the value in the file that is used. The input file has the following structure:</text:p>
      <text:p text:style-name="P67">title_line</text:p>
      <text:p text:style-name="P67">&amp;inputd3q</text:p>
      <text:p text:style-name="P67"><text:s text:c="2"/>...</text:p>
      <text:p text:style-name="P67">/</text:p>
      <text:p text:style-name="P67">QPOINTS or GRID specifications</text:p>
      <text:p text:style-name="P67">[debug instructions]</text:p>
      <text:p text:style-name="P28"><text:soft-page-break/>The <text:span text:style-name="T31">title line</text:span><text:span text:style-name="T17"> </text:span><text:span text:style-name="T31">can be any title you wish to use for your calculation, it will be printed in output but it has no effect on the results.</text:span></text:p>
      <text:p text:style-name="P28"><text:span text:style-name="T31">After the title line, you have to specify the &amp;inputd3q namelist, which contain all the parameters of the calculation. After the namelist, and depending on the value of the parameters therein, you will have to specify either a series of q-points or the dimension of the regular grid that you want to compute.</text:span></text:p>
      <text:h text:style-name="Heading_20_3" text:outline-level="3"><text:bookmark-start text:name="__RefHeading___Toc6352_1980146352"/>&amp;inputd3q namelist<text:bookmark-end text:name="__RefHeading___Toc6352_1980146352"/></text:h>
      <text:p text:style-name="P28">The namelist start with the "&amp;inputd3q" keyword and ends with a "/" in an otherwise empty line. It can contain the following variables:</text:p>
      <text:h text:style-name="Heading_20_5" text:outline-level="5"><text:bookmark-start text:name="__RefHeading___Toc6354_1980146352"/>mode <text:span text:style-name="T78">(CHARACTER, default: "single")</text:span><text:bookmark-end text:name="__RefHeading___Toc6354_1980146352"/></text:h>
      <text:p text:style-name="P29">This variable specify the mode in which d3q will operate, it can take the following values:</text:p>
      <text:list xml:id="list1581576755638757795" text:style-name="L6">
        <text:list-item>
          <text:p text:style-name="P27">"single":<text:span text:style-name="T64"> c</text:span><text:span text:style-name="T69">ompute </text:span><text:span text:style-name="T64">the 3</text:span><text:span text:style-name="T4">rd</text:span><text:span text:style-name="T64"> order dynamical matrix for a </text:span><text:span text:style-name="T69">single triplet (q</text:span><text:span text:style-name="Large_20_Subscript"><text:span text:style-name="T69">1</text:span></text:span><text:span text:style-name="T69">, q</text:span><text:span text:style-name="Large_20_Subscript"><text:span text:style-name="T69">2</text:span></text:span><text:span text:style-name="T69">, q</text:span><text:span text:style-name="Large_20_Subscript"><text:span text:style-name="T69">3</text:span></text:span><text:span text:style-name="T69">) </text:span><text:span text:style-name="T64">of q-points.</text:span><text:span text:style-name="T69"> </text:span><text:span text:style-name="T64">Y</text:span><text:span text:style-name="T69">ou will have to specify q</text:span><text:span text:style-name="Large_20_Subscript"><text:span text:style-name="T69">1</text:span></text:span><text:span text:style-name="T69"> and q</text:span><text:span text:style-name="Large_20_Subscript"><text:span text:style-name="T69">2</text:span></text:span><text:span text:style-name="T69"> points, on two separate lines, after the namelist (units 2</text:span><text:span text:style-name="T54">π</text:span><text:span text:style-name="T69">/alat); q</text:span><text:span text:style-name="Large_20_Subscript"><text:span text:style-name="T69">3</text:span></text:span><text:span text:style-name="T69"> is just -(q</text:span><text:span text:style-name="Large_20_Subscript"><text:span text:style-name="T69">1</text:span></text:span><text:span text:style-name="T69">+q</text:span><text:span text:style-name="Large_20_Subscript"><text:span text:style-name="T69">2</text:span></text:span><text:span text:style-name="T69">). </text:span></text:p>
        </text:list-item>
        <text:list-item>
          <text:p text:style-name="P27">"gamma-only"<text:span text:style-name="T64">: compute the D3 matrix of (0, 0, 0)</text:span></text:p>
        </text:list-item>
        <text:list-item>
          <text:p text:style-name="P27"><text:span text:style-name="T64">"</text:span>gamma-q"<text:span text:style-name="T64">: </text:span><text:span text:style-name="T69">compute the matrix at (0,-q,q), like the old d3.x code; you have to specify the point after the namelist (units of 2</text:span><text:span text:style-name="T54">π</text:span><text:span text:style-name="T69">/alat)</text:span></text:p>
        </text:list-item>
        <text:list-item>
          <text:p text:style-name="P2"><text:span text:style-name="T47">"partial"</text:span><text:span text:style-name="T42">: compute a full grid of triplets around a specific point q</text:span><text:span text:style-name="Large_20_Subscript"><text:span text:style-name="T42">0</text:span></text:span><text:span text:style-name="T42">: (q</text:span><text:span text:style-name="Large_20_Subscript"><text:span text:style-name="T42">0</text:span></text:span><text:span text:style-name="T42">, q</text:span><text:span text:style-name="Large_20_Subscript"><text:span text:style-name="T42">0</text:span></text:span><text:span text:style-name="T42">+q, q</text:span><text:span text:style-name="Large_20_Subscript"><text:span text:style-name="T42">0</text:span></text:span><text:span text:style-name="T42">-q) with q = k</text:span><text:span text:style-name="Large_20_Subscript"><text:span text:style-name="T42">1 </text:span></text:span><text:span text:style-name="T42">b</text:span><text:span text:style-name="Large_20_Subscript"><text:span text:style-name="T42">1</text:span></text:span><text:span text:style-name="T42">/n</text:span><text:span text:style-name="Large_20_Subscript"><text:span text:style-name="T42">q1</text:span></text:span><text:span text:style-name="T42"> + k</text:span><text:span text:style-name="Large_20_Subscript"><text:span text:style-name="T42">2</text:span></text:span><text:span text:style-name="T42"> b</text:span><text:span text:style-name="Large_20_Subscript"><text:span text:style-name="T42">2</text:span></text:span><text:span text:style-name="T42">/n</text:span><text:span text:style-name="Large_20_Subscript"><text:span text:style-name="T42">q2 </text:span></text:span><text:span text:style-name="T79">+ k</text:span><text:span text:style-name="Large_20_Subscript"><text:span text:style-name="T42">3</text:span></text:span><text:span text:style-name="T42"> b</text:span><text:span text:style-name="Large_20_Subscript"><text:span text:style-name="T42">3</text:span></text:span><text:span text:style-name="T42">/n</text:span><text:span text:style-name="Large_20_Subscript"><text:span text:style-name="T42">q3 </text:span></text:span><text:span text:style-name="T42">with k</text:span><text:span text:style-name="Large_20_Subscript"><text:span text:style-name="T42">i</text:span></text:span><text:span text:style-name="T58"> </text:span><text:span text:style-name="T59">= 0, 1, … , n</text:span><text:span text:style-name="Large_20_Subscript"><text:span text:style-name="T79">qi</text:span></text:span>. <text:span text:style-name="T79">After the namelist, y</text:span><text:span text:style-name="T69">ou will have to specify the point (</text:span><text:span text:style-name="T70">units of </text:span><text:span text:style-name="T69">2</text:span><text:span text:style-name="T56">π</text:span><text:span text:style-name="T69">/alat) and then, on a <text:s/>new line, <text:s/>the size of the grid n</text:span><text:span text:style-name="Large_20_Subscript"><text:span text:style-name="T69">q</text:span></text:span><text:span text:style-name="Large_20_Subscript"><text:span text:style-name="T70">1</text:span></text:span><text:span text:style-name="T69"> n</text:span><text:span text:style-name="Large_20_Subscript"><text:span text:style-name="T69">q</text:span></text:span><text:span text:style-name="Large_20_Subscript"><text:span text:style-name="T70">2</text:span></text:span><text:span text:style-name="T69"> n</text:span><text:span text:style-name="Large_20_Subscript"><text:span text:style-name="T69">q</text:span></text:span><text:span text:style-name="Large_20_Subscript"><text:span text:style-name="T70">3</text:span></text:span>. <text:span text:style-name="T79">This method is in principle useful, as to compute the scattering matrix of phonon q</text:span><text:span text:style-name="Large_20_Subscript"><text:span text:style-name="T79">0</text:span></text:span> <text:span text:style-name="T79">you only need this set of D3 matrices, which can be especially useful for limiting the computational cost . However, using these matrices requires a specialized code, which is not implemented: the thermal2 suite of codes expects a full grid. If you badly need to use this feature, please contact us.</text:span></text:p>
        </text:list-item>
        <text:list-item>
          <text:p text:style-name="P3"><text:span text:style-name="T48">"full"</text:span><text:span text:style-name="T70">: </text:span><text:span text:style-name="T71">compute a full grid of triplets </text:span><text:span text:style-name="T69">(q</text:span><text:span text:style-name="Large_20_Subscript"><text:span text:style-name="T69">1</text:span></text:span><text:span text:style-name="T69">, q</text:span><text:span text:style-name="Large_20_Subscript"><text:span text:style-name="T69">2</text:span></text:span><text:span text:style-name="T69">, q</text:span><text:span text:style-name="Large_20_Subscript"><text:span text:style-name="T69">3</text:span></text:span><text:span text:style-name="T69">), </text:span><text:span text:style-name="T71">where q</text:span><text:span text:style-name="Large_20_Subscript"><text:span text:style-name="T71">1</text:span></text:span> <text:span text:style-name="T80">and q</text:span><text:span text:style-name="Large_20_Subscript"><text:span text:style-name="T80">2</text:span></text:span> <text:span text:style-name="T80">span the grid and q</text:span><text:span text:style-name="Large_20_Subscript"><text:span text:style-name="T80">3</text:span></text:span> <text:span text:style-name="T80">=</text:span><text:span text:style-name="T69">-(q</text:span><text:span text:style-name="Large_20_Subscript"><text:span text:style-name="T69">1</text:span></text:span><text:span text:style-name="T69">+q</text:span><text:span text:style-name="Large_20_Subscript"><text:span text:style-name="T69">2</text:span></text:span><text:span text:style-name="T69">). </text:span><text:span text:style-name="T71">Symmetry is aggressively used to reduce the total number of triplets to compute, which makes it difficult to estimate; it is usually smaller than the square of the number of points in the irreducible wedge of the BZ, i.e. if the phonon calculation included N q-points, the D3 calculation will probably include less than N</text:span><text:span text:style-name="T5">2</text:span><text:span text:style-name="T11"> triplets.</text:span></text:p>
        </text:list-item>
      </text:list>
      <text:p text:style-name="P4"><text:span text:style-name="T10">If you want to use the D3 matrices to do linewidth or thermal transport calculations with the thermal2 codes, you definitely have to use the </text:span><text:span text:style-name="T15">"full"</text:span><text:span text:style-name="T10"> mode, although the other can be useful for testing convergence or in other special cases.</text:span></text:p>
      <text:h text:style-name="Heading_20_5" text:outline-level="5"><text:bookmark-start text:name="__RefHeading___Toc6356_1980146352"/><text:span text:style-name="T80">p</text:span>refix <text:span text:style-name="T80">(CHARACTER, no default)</text:span><text:bookmark-end text:name="__RefHeading___Toc6356_1980146352"/></text:h>
      <text:p text:style-name="P4"><text:span text:style-name="T10">Prefix must be the same as in the input of pw.x and ph.x</text:span></text:p>
      <text:p text:style-name="P4"><text:span text:style-name="T10"/></text:p>
      <text:h text:style-name="P52" text:outline-level="5"><text:bookmark-start text:name="__RefHeading___Toc6358_1980146352"/><text:span text:style-name="T80">outdir (CHARACTER, default $ESPRESSO_TMPDIR)</text:span><text:bookmark-end text:name="__RefHeading___Toc6358_1980146352"/></text:h>
      <text:p text:style-name="P4"><text:span text:style-name="T10">Outdir must be the same as in the input of pw.x and ph.x. </text:span><text:span text:style-name="T12">It’s default value is read from the ESPRESSO_TMPDIR environment variable.</text:span></text:p>
      <text:h text:style-name="P52" text:outline-level="5"><text:bookmark-start text:name="__RefHeading___Toc6360_1980146352"/><text:soft-page-break/><text:span text:style-name="T81">d3dir (CHARACTER, default outdir, or $ESPRESSO_D3DIR)</text:span><text:bookmark-end text:name="__RefHeading___Toc6360_1980146352"/></text:h>
      <text:p text:style-name="P5"><text:span text:style-name="T12">If you wish to write the d3 temporary data to a different place than the pw data, you can use d3dir</text:span><text:span text:style-name="T10">. </text:span><text:span text:style-name="T12">Its default value is read from the ESPRESSO_D3DIR environment variable, and will eventually fallback to the value of outdir.</text:span></text:p>
      <text:p text:style-name="P5"><text:span text:style-name="T13">A further sub-directory will be created which depends on</text:span><text:span text:style-name="T42"> the coordinates of the q-points, it is hence safe to use the same value of d3dir even when running several d3q.x calculations at the same time and with the same prefix, as long as the</text:span><text:span text:style-name="T14">y work on different triplets.</text:span></text:p>
      <text:p text:style-name="P15">Data in d3dir is normally deleted after each triplet is computed. If for some reason you need this data, you will have to change d3q.f90 to always call d3_reset with parameter cleanup = .false., <text:span text:style-name="T84">and recompile the code.</text:span></text:p>
      <text:h text:style-name="P52" text:outline-level="5"><text:bookmark-start text:name="__RefHeading___Toc6362_1980146352"/><text:span text:style-name="T81">fildrho_dir (CHARACTER, default outdir, or $ESPRESSO_FILDRHO_DIR)</text:span><text:bookmark-end text:name="__RefHeading___Toc6362_1980146352"/></text:h>
      <text:p text:style-name="P6"><text:span text:style-name="T10">The directory where the files with the variation of the charge density have been stored. For the code to work, this must be the same as the value of </text:span><text:span text:style-name="T8">drho_star%dir</text:span><text:span text:style-name="T10"> in the input of ph.x.</text:span></text:p>
      <text:p text:style-name="P7"><text:span text:style-name="T14"/></text:p>
      <text:p text:style-name="P8"><text:span text:style-name="T14">N</text:span><text:span text:style-name="T10">ote that only files inside d3dir will be opened read/write, <text:s/>files inside outdir and fildrho_dir will be opened read-only, which ensure that even in case of a catastrophic crash you should not need to repeat the pw.x and ph.x calculations.</text:span></text:p>
      <text:h text:style-name="P53" text:outline-level="5"><text:bookmark-start text:name="__RefHeading___Toc6364_1980146352"/>fild3dyn (CHARACTER, default: "anh")<text:bookmark-end text:name="__RefHeading___Toc6364_1980146352"/></text:h>
      <text:p text:style-name="P6"><text:span text:style-name="T10">The prefix of the files containing the D3 matrices. Note that the d3q.x code will create a lot of output file (one for each of the explicitly compute triplets, and one for each triplet obtained by symmetry); we recommend that you insert a directory name in this variable to keep your working directory tidy. E.g. you can use fild3dyn="OUTPUT/anh", the "OUTPUT" directory will be created automatically.</text:span></text:p>
      <text:p text:style-name="P6"><text:span text:style-name="T10"/></text:p>
      <text:h text:style-name="Heading_20_5" text:outline-level="5"><text:bookmark-start text:name="__RefHeading___Toc6366_1980146352"/>ethr_ph <text:span text:style-name="T81">(REAL, default: 1.d-8)</text:span><text:bookmark-end text:name="__RefHeading___Toc6366_1980146352"/></text:h>
      <text:p text:style-name="P30">The threshold for solving the non-self consistent Sternheimer equation. The default value should work for everyone. <text:span text:style-name="T82">Please n</text:span>ote that this threshold is <text:span text:style-name="T24">not related</text:span><text:span text:style-name="T64"> to the </text:span><text:span text:style-name="T72">variable</text:span><text:span text:style-name="T64"> tr2_ph </text:span><text:span text:style-name="T72">from </text:span><text:span text:style-name="T64">phonon </text:span><text:span text:style-name="T72">input. It is related to </text:span><text:span text:style-name="T64">the </text:span><text:span text:style-name="T72">diagonalization </text:span><text:span text:style-name="T64">threshold, printed on phonon output, </text:span><text:span text:style-name="T72">i.e. the value of "thresh" marked in </text:span><text:span text:style-name="T49">bold</text:span><text:span text:style-name="T72"> in the following snippet from ph.x:</text:span></text:p>
      <text:p text:style-name="P68"><text:span text:style-name="T27">Representation # <text:s/>5 mode # <text:s text:c="2"/>5 </text:span><text:span text:style-name="T28"><text:line-break/><text:line-break/>Self-consistent Calculation <text:line-break/><text:tab/>...</text:span></text:p>
      <text:p text:style-name="P68"><text:span text:style-name="T28"><text:s/>iter # <text:s text:c="2"/>7 total cpu time : 4.0 secs <text:s text:c="2"/>av.it.: <text:s text:c="2"/>7.4</text:span></text:p>
      <text:p text:style-name="P68"><text:span text:style-name="T28"><text:s/></text:span><text:span text:style-name="T29">thresh=</text:span><text:span text:style-name="T28"> </text:span><text:span text:style-name="T29">1.076E-08</text:span><text:span text:style-name="T28"> alpha_mix = <text:s/>0.700 |ddv_scf|^2 = <text:s/>4.004E-17</text:span></text:p>
      <text:p text:style-name="P31">You can check the last iteration of your phonon calculation and use a similar value for your d3 input.</text:p>
      <text:h text:style-name="P54" text:outline-level="5"><text:bookmark-start text:name="__RefHeading___Toc6368_1980146352"/><text:span text:style-name="T83">a</text:span>mass (REAL, array, default: same as pw.x)<text:bookmark-end text:name="__RefHeading___Toc6368_1980146352"/></text:h>
      <text:p text:style-name="P14">With amass you change the mass of atomic species. <text:span text:style-name="T82">Y</text:span>ou can change it again later if you wish, no part of the DFPT calculation depends on ionic mass. <text:span text:style-name="T82">The default value is read from the pw.x restart file.</text:span></text:p>
      <text:h text:style-name="Heading_20_5" text:outline-level="5"><text:bookmark-start text:name="__RefHeading___Toc6370_1980146352"/><text:soft-page-break/>fildrho <text:span text:style-name="T85">(CHARACTER, default: "drho")</text:span><text:bookmark-end text:name="__RefHeading___Toc6370_1980146352"/></text:h>
      <text:p text:style-name="P32"><text:span text:style-name="T42"><text:s/>fildrho must be the same as </text:span><text:span text:style-name="T20">drho_star%ext </text:span><text:span text:style-name="T42">in ph.x. When this variable is used, the d3q.x code will automatically search the file it needs inside the </text:span><text:span text:style-name="T20">fildrho_dir</text:span><text:span text:style-name="T42"> directory. When computing a grid of triplets calculation this is the only possible way to supply the fildrho files.</text:span></text:p>
      <text:p text:style-name="P32"><text:span text:style-name="T42">Alternatively, when computing single triplets, you can use </text:span><text:span text:style-name="T47">fild1rho</text:span><text:span text:style-name="T42">, </text:span><text:span text:style-name="T47">fild2rho </text:span><text:span text:style-name="T42">and </text:span><text:span text:style-name="T47">fild3rho</text:span><text:span text:style-name="T42"> to specify the rho variation at q point 1, 2 and 3. In special cases, i.e. q</text:span><text:span text:style-name="Large_20_Subscript"><text:span text:style-name="T42">2</text:span></text:span><text:span text:style-name="T42">=-q</text:span><text:span text:style-name="Large_20_Subscript"><text:span text:style-name="T42">3</text:span></text:span><text:span text:style-name="T42"> and q</text:span><text:span text:style-name="Large_20_Subscript"><text:span text:style-name="T42">2</text:span></text:span><text:span text:style-name="T42">=q</text:span><text:span text:style-name="Large_20_Subscript"><text:span text:style-name="T42">3</text:span></text:span><text:span text:style-name="T42">, you only need to specify fild1rho and fild2rho. In some other case, i.e. q</text:span><text:span text:style-name="Large_20_Subscript"><text:span text:style-name="T42">1</text:span></text:span><text:span text:style-name="T42">=-q</text:span><text:span text:style-name="Large_20_Subscript"><text:span text:style-name="T42">2</text:span></text:span><text:span text:style-name="T42"> <text:s/>and q</text:span><text:span text:style-name="Large_20_Subscript"><text:span text:style-name="T42">1</text:span></text:span><text:span text:style-name="T42">=q</text:span><text:span text:style-name="Large_20_Subscript"><text:span text:style-name="T42">2</text:span></text:span><text:span text:style-name="T42">, you only need fild1rho and fild3rho. In the Gamma-only case <text:s/>only fild1rho file is used.</text:span></text:p>
      <text:h text:style-name="P55" text:outline-level="5"><text:bookmark-start text:name="__RefHeading___Toc6372_1980146352"/>first, last (INTEGER, default: 1, 0)<text:bookmark-end text:name="__RefHeading___Toc6372_1980146352"/></text:h>
      <text:p text:style-name="P14">If you only want to compute a subset of the q-point <text:span text:style-name="T86">you can use these two variables. The d3q.x code will then compute all the triplets between </text:span><text:span text:style-name="T21">first </text:span><text:span text:style-name="T86">and </text:span><text:span text:style-name="T21">last</text:span><text:span text:style-name="T86">. If you set last <text:s/>to zero, all the triplet starting from </text:span><text:span text:style-name="T21">first</text:span><text:span text:style-name="T34"> will be computed.</text:span></text:p>
      <text:h text:style-name="P55" text:outline-level="5"><text:bookmark-start text:name="__RefHeading___Toc6374_1980146352"/>offset, step (INTEGER, default: 0, 1)<text:bookmark-end text:name="__RefHeading___Toc6374_1980146352"/></text:h>
      <text:p text:style-name="P33">Another way to select a subset of the triplets is to use the offset and step variables. In this case the code will compute one triplet every <text:span text:style-name="T17">step</text:span><text:span text:style-name="T31">, starting from 1+</text:span><text:span text:style-name="T17">offset</text:span><text:span text:style-name="T31">. Note that </text:span><text:span text:style-name="T17">offset</text:span><text:span text:style-name="T31"> must be between 0 and </text:span><text:span text:style-name="T17">step</text:span><text:span text:style-name="T31">-1.</text:span></text:p>
      <text:p text:style-name="P33"><text:span text:style-name="T31">You can use </text:span><text:span text:style-name="T17">first</text:span><text:span text:style-name="T31"> and </text:span><text:span text:style-name="T17">last</text:span><text:span text:style-name="T31"> together with </text:span><text:span text:style-name="T17">offset</text:span><text:span text:style-name="T31"> and </text:span><text:span text:style-name="T17">step</text:span><text:span text:style-name="T31">, but note that </text:span><text:span text:style-name="T17">first</text:span><text:span text:style-name="T31"> and </text:span><text:span text:style-name="T17">last</text:span><text:span text:style-name="T31"> will always refer to the global triplet number.</text:span></text:p>
      <text:h text:style-name="Heading_20_5" text:outline-level="5"><text:bookmark-start text:name="__RefHeading___Toc6376_1980146352"/><text:span text:style-name="T86">r</text:span>estart <text:span text:style-name="T86">(LOGICAL, default: </text:span>.true.<text:span text:style-name="T86">)</text:span><text:bookmark-end text:name="__RefHeading___Toc6376_1980146352"/></text:h>
      <text:p text:style-name="P14"><text:span text:style-name="T86">When restart is true, </text:span><text:s/><text:span text:style-name="T86">the code will check existing </text:span>fild3dyn <text:span text:style-name="T86">files and skip the calculation of any triplet that has already been computed. This option can also be used to refine a grid calculation, e.g. if you have already computed a 2x2x2 grid and want to compute a 4x4x4 one, simply restart with the finer grid and the same input parameters, and the triplets from the coarser grid will be skipped automatically.</text:span></text:p>
      <text:p text:style-name="P14">Restart of partially-computed q-points is <text:span text:style-name="T86">currently</text:span> implemented but disabled <text:span text:style-name="T86">because</text:span> <text:span text:style-name="T86">1) it is </text:span>still unreliable <text:span text:style-name="T86">2) it requires that all input/output is safely written to disk, which makes the calculation much slower.</text:span> You can activate it modifying the code <text:span text:style-name="T21">at your own risk</text:span>!</text:p>
      <text:h text:style-name="P56" text:outline-level="5"><text:bookmark-start text:name="__RefHeading___Toc6378_1980146352"/>max_second<text:span text:style-name="T87">s</text:span> (no default, in seconds)<text:line-break/>max_time (format hh.mmss)<text:bookmark-end text:name="__RefHeading___Toc6378_1980146352"/></text:h>
      <text:p text:style-name="P34">The maximum running time after which the code will stop, you can only set one of the two. <text:span text:style-name="T87">The code will only check this condition after finishing to compute each triplet.</text:span></text:p>
      <text:h text:style-name="P56" text:outline-level="5"><text:bookmark-start text:name="__RefHeading___Toc6380_1980146352"/><text:soft-page-break/><text:span text:style-name="T87">n</text:span>k1, <text:span text:style-name="T87">nk2, nk3 (3x INTEGER, default: same as pw.x)</text:span><text:line-break/>k1, k2, k3 <text:span text:style-name="T87">(3x INTEGER, default: same as pw.x)</text:span><text:line-break/>degauss <text:span text:style-name="T87">(REAL, default: same as pw.x)</text:span><text:bookmark-end text:name="__RefHeading___Toc6380_1980146352"/></text:h>
      <text:p text:style-name="Text_20_body">You can change the k-points grid and smearing used in d3q, do it with care <text:span text:style-name="T42"><text:s/>and only if you understand what you are doing, or for testing purpose. nkX is the grid size along direction X, kX can be 1 or 0, it means shift or no shift. </text:span><text:span text:style-name="T20">degauss</text:span><text:span text:style-name="T42"> is the smearing in Ry.</text:span></text:p>
      <text:h text:style-name="Heading_20_5" text:outline-level="5"><text:bookmark-start text:name="__RefHeading___Toc6382_1980146352"/>print_star <text:span text:style-name="T87">(LOGICAL, default: .true.)</text:span><text:line-break/>print_perm <text:span text:style-name="T87">(LOGICAL, default: .false.)</text:span><text:line-break/>print_trev <text:span text:style-name="T87">(LOGICAL, default: .false.</text:span><text:bookmark-end text:name="__RefHeading___Toc6382_1980146352"/></text:h>
      <text:p text:style-name="Text_20_body"><text:span text:style-name="T87">T</text:span>he code saves the D3 matrix of each triple computed and of the star <text:span text:style-name="T42"><text:s/>of those triplet. It does not compute the permutations (q1,q2,q3) -&gt; (q2,q3,q1); etc… <text:s/>(although some symmetry operations may be equivalent to permutations) It also does not use time-reversal symmetry to send q-&gt;-q. You can control this behavior with these variables. Please note that the subsequent codes in the thermal2 </text:span><text:span text:style-name="T22">require</text:span><text:span text:style-name="T42"> print_star=.true. in order to work correctly.</text:span></text:p>
      <text:h text:style-name="Heading_20_5" text:outline-level="5"><text:bookmark-start text:name="__RefHeading___Toc6384_1980146352"/>safe_io <text:span text:style-name="T87">(LOGICAL, default: </text:span>.false.<text:span text:style-name="T87">)</text:span><text:bookmark-end text:name="__RefHeading___Toc6384_1980146352"/></text:h>
      <text:p text:style-name="P14">If you set safe_io to true, every file is closed and reopened after each write. This can make the code much slower, but can solve some problems with parallel filesystem not syncing or corrupted file when trying to restart. As long as partial q-point restart is not implemented and tested, <text:span text:style-name="T87">this</text:span> <text:span text:style-name="T87">option should left to its default value</text:span>.</text:p>
      <text:h text:style-name="P50" text:outline-level="4"><text:bookmark-start text:name="__RefHeading___Toc6386_1980146352"/>GRID and QPOINTS<text:bookmark-end text:name="__RefHeading___Toc6386_1980146352"/></text:h>
      <text:p text:style-name="P14"><text:span text:style-name="T87">After the &amp;inputd3q namelist, the </text:span>grid <text:span text:style-name="T87">dimension or q-points coordinates </text:span>have to be specified. <text:span text:style-name="T88">H</text:span>ere, are some examples <text:span text:style-name="T88">taken from a hexagonal system:</text:span></text:p>
      <text:p text:style-name="P14"><text:span text:style-name="T88">Ff mode=</text:span>"gamma-q" case, compute the point <text:span text:style-name="T88">M=(1/2, 0, 0)</text:span>:</text:p>
      <text:p text:style-name="Code_20_Example"><text:s/>0.5 0.0 0.0</text:p>
      <text:p text:style-name="P14"><text:span text:style-name="T87">If mode=</text:span>"single" case, compute <text:span text:style-name="T88">(</text:span>M, X, -M-X<text:span text:style-name="T88">)</text:span></text:p>
      <text:p text:style-name="Code_20_Example"><text:s/>0.5 0.0 0.0</text:p>
      <text:p text:style-name="Code_20_Example"><text:s/>0.333333 0.333333 0.0</text:p>
      <text:p text:style-name="P14"><text:span text:style-name="T88">In the </text:span>"partial" case, compute 4x4x1 a grid centered around <text:span text:style-name="T60">Γ</text:span><text:span text:style-name="T62">:</text:span></text:p>
      <text:p text:style-name="Code_20_Example"><text:s/>0. 0.0 0.0</text:p>
      <text:p text:style-name="Code_20_Example"><text:s/>4 4 1</text:p>
      <text:p text:style-name="P14"><text:span text:style-name="T88">In the </text:span><text:s/>"full" case, compute <text:span text:style-name="T88">the entire </text:span>4x4x1 grid</text:p>
      <text:p text:style-name="Code_20_Example"><text:s/>4 4 1</text:p>
      <text:p text:style-name="P14"><text:s/></text:p>
      <text:h text:style-name="P12" text:outline-level="3"><text:bookmark-start text:name="__RefHeading___Toc6388_1980146352"/><text:soft-page-break/>&amp;d3_debug namelist<text:bookmark-end text:name="__RefHeading___Toc6388_1980146352"/></text:h>
      <text:p text:style-name="P14">The <text:span text:style-name="T88">variables inside the </text:span>d3_debug namelist can be used to <text:span text:style-name="T88">disable some parts of the calculation or to print more output.</text:span></text:p>
      <text:p text:style-name="P35">WARNING! no sanity check is done on these variables, setting this namelist can result in crash and random results. No bug report will be <text:span text:style-name="T88">taken into </text:span>consider<text:span text:style-name="T88">ation</text:span> if th<text:span text:style-name="T88">e code was run with debug variables!</text:span> </text:p>
      <text:p text:style-name="Text_20_body">All <text:span text:style-name="T88">variable in this namelist default to </text:span>values default to .<text:span text:style-name="T88">true</text:span>.; <text:span text:style-name="T88">except for </text:span><text:span text:style-name="T17">dbg_write_d3_part</text:span><text:span text:style-name="T31">.</text:span></text:p>
      <text:list xml:id="list4853125180155019666" text:style-name="L7">
        <text:list-item>
          <text:p text:style-name="P16">dbg_do_dwfc: compute d^q psi</text:p>
        </text:list-item>
        <text:list-item>
          <text:p text:style-name="P16">dbg_do_dpdvp: <text:s/>pre-compute &lt;d psi | dV| psi&gt;</text:p>
        </text:list-item>
        <text:list-item>
          <text:p text:style-name="P16">dbg_do_dpdvdp: compute the &lt;d psi| d V | d psi&gt; term </text:p>
        </text:list-item>
        <text:list-item>
          <text:p text:style-name="P16">dbg_do_dpdpdv: compute the &lt;d psi|d psi&gt;&lt;psi| dV |psi&gt; <text:s/>term</text:p>
        </text:list-item>
        <text:list-item>
          <text:p text:style-name="P16">dbg_do_drhod2v: compute the d \rho d^2 V term (and related wfc terms)</text:p>
        </text:list-item>
        <text:list-item>
          <text:p text:style-name="P16">dbg_do_rhod3v: compute the tho d^3 V term (and related)</text:p>
        </text:list-item>
        <text:list-item>
          <text:p text:style-name="P16">dbg_do_ion: compute <text:span text:style-name="T88">Ion-Ion terms (using the Ewald sum technique)</text:span></text:p>
        </text:list-item>
        <text:list-item>
          <text:p text:style-name="P16">dbg_do_smearing: compute metal only terms</text:p>
        </text:list-item>
        <text:list-item>
          <text:p text:style-name="P16">dbg_do_smr_ijk: no <text:span text:style-name="T88">F</text:span>ermi shift <text:span text:style-name="T88">metal terms</text:span></text:p>
        </text:list-item>
        <text:list-item>
          <text:p text:style-name="P16">dbg_do_smr_ij: one <text:span text:style-name="T88">F</text:span>ermi shift <text:span text:style-name="T88">metal terms</text:span></text:p>
        </text:list-item>
        <text:list-item>
          <text:p text:style-name="P16">dbg_do_smr_g: <text:s/>2 and 3 fermi shift <text:span text:style-name="T88">metal terms</text:span></text:p>
        </text:list-item>
        <text:list-item>
          <text:p text:style-name="P16">dbg_do_exc : compute exc term</text:p>
        </text:list-item>
        <text:list-item>
          <text:p text:style-name="P17"><text:span text:style-name="T88">dbg_exc_do_gga: include gradient correction in the exc term</text:span></text:p>
        </text:list-item>
        <text:list-item>
          <text:p text:style-name="P17">dbg_add_core: add core correction to drho (only applies to exc and nlcc terms)</text:p>
        </text:list-item>
        <text:list-item>
          <text:p text:style-name="P17">dbg_do_nlcc: compute additional non-linear core correction terms</text:p>
        </text:list-item>
        <text:list-item>
          <text:p text:style-name="P16">dbg_do_nlcc_0: <text:span text:style-name="T88">nlcc </text:span>correction to rhod3v</text:p>
        </text:list-item>
        <text:list-item>
          <text:p text:style-name="P16">dbg_do_nlcc_123: <text:span text:style-name="T88">nlcc </text:span>correction to drhod2v</text:p>
        </text:list-item>
        <text:list-item>
          <text:p text:style-name="P16">dbg_write_d3_parts: <text:span text:style-name="T88">write each contribution to the D3 matrix separately (DEFAULT: .false.)</text:span></text:p>
        </text:list-item>
      </text:list>
      <text:p text:style-name="P36">These variables are useful for code debugging, but we do not recommend using them for any other reason, especially without knowledge of the code.</text:p>
      <text:h text:style-name="P61" text:outline-level="2"><text:bookmark-start text:name="__RefHeading___Toc6390_1980146352"/><text:soft-page-break/>Running <text:span text:style-name="T89">D3Q</text:span><text:bookmark-end text:name="__RefHeading___Toc6390_1980146352"/></text:h>
      <text:p text:style-name="P37">On<text:span text:style-name="T90">c</text:span>e you have prepared you d3q.x calculation, running pw.x and ph.x and your input file is ready, it is time to start d3q.x. This code can take advantage of MPI parallelism in order to speedup calculation in the same way as pw.x and ph.x do. On the other hand, it only supports the plane-waves and k-points pools levels of parallelism. The more advanced task groups, band groups are not supported. Contrary to phonon it is also <text:span text:style-name="T17">not </text:span><text:span text:style-name="T31">possible to use image parallelism to run more triplets at the same time.</text:span></text:p>
      <text:p text:style-name="P37"><text:span text:style-name="T31">For the code to work correctly, it </text:span><text:span text:style-name="T17">must </text:span><text:span text:style-name="T31">be run with the same number of CPUs and of pools as pw.x, i.e. if you run pw.x as:</text:span></text:p>
      <text:p text:style-name="Code_20_Example">mpirun -np 12 pw.x -npool 4 -in pw.in</text:p>
      <text:p text:style-name="P37"><text:span text:style-name="T31">You will have to run d3q.x as:</text:span></text:p>
      <text:p text:style-name="P69"><text:span text:style-name="T31">mpirun -np 12 d3q.x -npool 4 -in d3q.in</text:span></text:p>
      <text:p text:style-name="P37">However, the fildrho files produced by phonon do not depends on the number of CPUs or pools, hence if you want to change the number of CPUs used, you only need to repeat the pw.x calculation, not the ph.x one.</text:p>
      <text:h text:style-name="P61" text:outline-level="2"><text:bookmark-start text:name="__RefHeading___Toc6392_1980146352"/>Output format<text:bookmark-end text:name="__RefHeading___Toc6392_1980146352"/></text:h>
      <text:p text:style-name="P37">The d3q.x code will write file containing the D3 matrix for every triplet it computes and for every triplet that can be obtained from it using symmetry operations. The name of the file depends on the coordinates of the q-points in the triplet, but it always start with the value of the fild3dyn input variable.</text:p>
      <text:p text:style-name="P37">The filename is constructed as:</text:p>
      <text:p text:style-name="P69">$fild3dyn<text:span text:style-name="T46">_Q1</text:span>.<text:span text:style-name="T17">q11_q12_q13</text:span><text:span text:style-name="T46">_Q2</text:span>.<text:span text:style-name="T17">q21.q22.q23</text:span><text:span text:style-name="T46">_Q3</text:span>.<text:span text:style-name="T17">q31.q32.q33</text:span></text:p>
      <text:p text:style-name="P38">Where the parts in <text:span text:style-name="T46">bold</text:span><text:span text:style-name="T64"> are constants and the components qij are is the j-th coordinate of q point number I, in crystalline fractional coordinates, expressed as a fraction (i.e. 1/2, 1/3) with the "/" replaced with an "o". E.g. these are the files corresponding to the triplets </text:span><text:span text:style-name="T73">(</text:span><text:span text:style-name="T57">Γ, Γ, Γ), (Γ, X, -X) and (X, M, -X-M) of an hexagonal system:</text:span></text:p>
      <text:p text:style-name="Code_20_Example"><text:span text:style-name="T26">anh_Q1.0_0_0_Q2.0_0_0_Q3.0_0_0 </text:span><text:line-break/>anh_Q1.0_0_0_Q2.0_-1o2_0_Q3.0_1o2_0 <text:line-break/>anh_Q1.0_-1o2_0_Q2.-1o2_0_0_Q3.1o2_1o2_0</text:p>
      <text:p text:style-name="P39"><text:span text:style-name="T89">Each file contains the D3 matrix (more strictly, the D3 tensor) in an XML format that is heavily commented and should be self-documented. At the beginning of each file, there is a description of the system (cell, coordinates, masses, etc) then the tensor is saved in Cartesian coordinates, in units of Ry/bohr</text:span><text:span text:style-name="T6">3</text:span><text:span text:style-name="T16">.</text:span><text:span text:style-name="T89"> The tensor is divided in blocks, each block correspond to three atoms, and is composed of 27=3x3x3 complex numbers corresponding to the x,y and z directions.</text:span></text:p>
      <text:p text:style-name="P3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serif" svg:font-family="serif"/>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3" svg:font-family="'Open Sans'" style:font-adornments="Regular" style:font-family-generic="swiss"/>
    <style:font-face style:name="Oxygen Mono" svg:font-family="'Oxygen Mono'" style:font-pitch="fixed"/>
    <style:font-face style:name="Source Code Pro" svg:font-family="'Source Code Pro'" style:font-adornments="Regular" style:font-pitch="fixed"/>
    <style:font-face style:name="Courier New" svg:font-family="'Courier New'" style:font-family-generic="modern" style:font-pitch="fixed"/>
    <style:font-face style:name="Open Sans4" svg:font-family="'Open Sans'" style:font-adornments="Regular" style:font-pitch="variable"/>
    <style:font-face style:name="Liberation Serif" svg:font-family="'Liberation Serif'" style:font-family-generic="roman"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hatch draw:name="Black_20_90_20_Degrees" draw:display-name="Black 90 Degrees" draw:style="single" draw:color="#000000" draw:distance="0.0402in" draw:rotation="9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Regular" style:font-family-generic="swiss" style:font-pitch="variable" fo:font-size="10pt" fo:font-weight="normal"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fo:hyphenation-ladder-count="no-limit" style:page-number="auto" style:shadow="none" style:writing-mode="page"/>
      <style:text-properties style:text-position="0% 100%" style:font-name="Open Sans" fo:font-family="'Open Sans'" style:font-style-name="Regular" style:font-family-generic="swiss" style:font-pitch="variable" fo:font-size="10pt" style:font-size-asian="10.5pt" fo:hyphenate="true" fo:hyphenation-remain-char-count="2" fo:hyphenation-push-char-count="2"/>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Open Sans" fo:font-family="'Open Sans'" style:font-style-name="Regular" style:font-family-generic="swiss" style:font-pitch="variable" fo:font-size="11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3" style:display-name="Heading 3" style:family="paragraph" style:parent-style-name="Heading" style:next-style-name="Text_20_body" style:default-outline-level="3" style:class="text">
      <style:paragraph-properties fo:margin-left="0in" fo:margin-right="0in" fo:margin-top="0.3in" fo:margin-bottom="0.0799in" loext:contextual-spacing="false" fo:text-indent="0in" style:auto-text-indent="false" fo:padding="0.0201in" fo:border-left="none" fo:border-right="none" fo:border-top="none" fo:border-bottom="0.06pt solid #000000" style:shadow="none"/>
      <style:text-properties style:font-name="Open Sans1" fo:font-family="'Open Sans'" style:font-style-name="Bold" style:font-family-generic="swiss" style:font-pitch="variable"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1598in" fo:margin-bottom="0.0799in" loext:contextual-spacing="false" fo:text-indent="0in" style:auto-text-indent="false"/>
      <style:text-properties style:font-name="Open Sans2" fo:font-family="'Open Sans'" style:font-style-name="Bold Italic"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in" fo:margin-right="0in" fo:margin-top="0.0835in" fo:margin-bottom="0.0417in" loext:contextual-spacing="false" fo:text-indent="0in" style:auto-text-indent="false" style:page-number="auto" style:shadow="none" style:writing-mode="page"/>
      <style:text-properties fo:font-size="80%" fo:font-style="normal"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loext:contextual-spacing="false" fo:text-indent="0in" style:auto-text-indent="false" style:page-number="auto" style:shadow="none">
        <style:tab-stops/>
      </style:paragraph-properties>
      <style:text-properties style:font-name="Open Sans Extrabold" fo:font-family="'Open Sans Extrabold'" style:font-style-name="Extrabold" style:font-family-generic="swiss" style:font-pitch="variable" fo:font-size="150%" fo:font-weight="800"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dddddd" draw:fill-hatch-name="Black_20_90_20_Degrees" draw:fill-hatch-solid="false" draw:fill-image-width="0in" draw:fill-image-height="0in"/>
      <style:paragraph-properties fo:margin-left="0in" fo:margin-right="0in" fo:margin-top="0.5in" fo:margin-bottom="0.1201in" loext:contextual-spacing="false" fo:text-indent="0in" style:auto-text-indent="false" fo:background-color="#dddddd" fo:padding="0in" fo:border="none" style:shadow="none"/>
      <style:text-properties fo:font-variant="normal" fo:text-transform="none" style:font-name="Open Sans1" fo:font-family="'Open Sans'" style:font-style-name="Bold" style:font-family-generic="swiss" style:font-pitch="variable" fo:font-size="14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1in" fo:margin-bottom="0in" loext:contextual-spacing="true" fo:text-indent="0in" style:auto-text-indent="false" fo:padding="0.0201in" fo:border-left="none" fo:border-right="none" fo:border-top="none" fo:border-bottom="0.06pt solid #000000" style:shadow="none" style:writing-mode="page" style:join-border="tru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1in" fo:margin-bottom="0in" loext:contextual-spacing="false" fo:text-indent="0in" style:auto-text-indent="false" style:page-number="auto" fo:padding="0.0201in" fo:border-left="none" fo:border-right="none" fo:border-top="none" fo:border-bottom="0.06pt solid #808080" style:shadow="none" style:writing-mode="pag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1in" fo:margin-bottom="0in" loext:contextual-spacing="true" fo:text-indent="0in" style:auto-text-indent="false" style:writing-mode="pag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Open Sans" fo:font-family="'Open Sans'" style:font-style-name="Regular" style:font-family-generic="swiss" style:font-pitch="variable" fo:font-weight="normal"/>
    </style:style>
    <style:style style:name="Code_20_Example" style:display-name="Code Example" style:family="paragraph" style:parent-style-name="Text_20_body" style:master-page-name="">
      <style:paragraph-properties fo:margin-left="0.3937in" fo:margin-right="0.5902in" fo:margin-top="0in" fo:margin-bottom="0.1in" loext:contextual-spacing="true" fo:text-align="start" style:justify-single-word="false" fo:text-indent="0in" style:auto-text-indent="false" style:page-number="auto" fo:padding="0.0193in" fo:border="0.51pt solid #000000" style:shadow="none" style:writing-mode="page">
        <style:tab-stops/>
      </style:paragraph-properties>
      <style:text-properties style:font-name="Source Code Pro" fo:font-family="'Source Code Pro'" style:font-style-name="Regular" style:font-pitch="fixed" fo:font-size="10.5pt"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Untitled1" style:family="paragraph" style:parent-style-name="Heading_20_5" style:default-outline-level="" style:list-style-name="">
      <style:text-properties style:font-name="Open Sans1" fo:font-family="'Open Sans'" style:font-style-name="Bold" style:font-family-generic="swiss" style:font-pitch="variable"/>
    </style:style>
    <style:style style:name="Footer" style:family="paragraph" style:parent-style-name="Standard" style:class="extra">
      <style:paragraph-properties fo:padding="0.0201in" fo:border-left="none" fo:border-right="none" fo:border-top="0.06pt solid #000000" fo:border-bottom="none" style:shadow="none" text:number-lines="false" text:line-number="0">
        <style:tab-stops>
          <style:tab-stop style:position="3.3465in" style:type="center"/>
          <style:tab-stop style:position="6.6929in" style:type="right"/>
        </style:tab-stops>
      </style:paragraph-properties>
      <style:text-properties style:font-name="Open Sans Light" fo:font-family="'Open Sans Light'" style:font-style-name="Light" style:font-family-generic="swiss" style:font-pitch="variable" fo:font-size="11pt" fo:font-weight="250"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Large_20_Subscript" style:display-name="Large Subscript" style:family="text">
      <style:text-properties style:text-position="-20% 85%" style:font-name="Open Sans4" fo:font-family="'Open Sans'" style:font-style-name="Regular" style:font-pitch="variable"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9T14:20:14.588711982</meta:creation-date>
    <meta:editing-duration>PT4H33M2S</meta:editing-duration>
    <meta:editing-cycles>25</meta:editing-cycles>
    <meta:generator>LibreOffice/5.2.0.1$Linux_X86_64 LibreOffice_project/20m0$Build-1</meta:generator>
    <dc:title>Manual QE</dc:title>
    <dc:date>2016-07-20T16:39:39.645340413</dc:date>
    <meta:document-statistic meta:table-count="0" meta:image-count="0" meta:object-count="0" meta:page-count="13" meta:paragraph-count="231" meta:word-count="3831" meta:character-count="22935" meta:non-whitespace-character-count="19228"/>
    <meta:template xlink:type="simple" xlink:actuate="onRequest" xlink:title="Manual QE" xlink:href="../../../../.config/libreoffice/4/user/template/Manual%20QE1.ott" meta:date="2016-07-19T14:20:14.300083169"/>
  </office:meta>
</office:document-meta>
</file>